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5.953cm" style:rel-column-width="22951*"/>
    </style:style>
    <style:style style:name="Таблица1.B" style:family="table-column">
      <style:table-column-properties style:column-width="11.045cm" style:rel-column-width="42584*"/>
    </style:style>
    <style:style style:name="Таблица1.A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16" style:family="table-row">
      <style:table-row-properties style:min-row-height="3.778cm"/>
    </style:style>
    <style:style style:name="Таблица1.28" style:family="table-row">
      <style:table-row-properties style:min-row-height="0.66cm"/>
    </style:style>
    <style:style style:name="Таблица1.79" style:family="table-row">
      <style:table-row-properties style:min-row-height="0.845cm"/>
    </style:style>
    <style:style style:name="Таблица1.98" style:family="table-row">
      <style:table-row-properties style:min-row-height="1.658cm"/>
    </style:style>
    <style:style style:name="Таблица1.112" style:family="table-row">
      <style:table-row-properties style:min-row-height="1.473cm"/>
    </style:style>
    <style:style style:name="Таблица1.119" style:family="table-row">
      <style:table-row-properties style:min-row-height="5.514cm"/>
    </style:style>
    <style:style style:name="Таблица3" style:family="table">
      <style:table-properties style:width="10.853cm" table:align="margins"/>
    </style:style>
    <style:style style:name="Таблица3.A" style:family="table-column">
      <style:table-column-properties style:column-width="4.322cm" style:rel-column-width="26094*"/>
    </style:style>
    <style:style style:name="Таблица3.B" style:family="table-column">
      <style:table-column-properties style:column-width="6.532cm" style:rel-column-width="39441*"/>
    </style:style>
    <style:style style:name="Таблица3.1" style:family="table-row">
      <style:table-row-properties style:min-row-height="3.528cm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6.339cm" table:align="margins"/>
    </style:style>
    <style:style style:name="Таблица4.A" style:family="table-column">
      <style:table-column-properties style:column-width="3.17cm" style:rel-column-width="32767*"/>
    </style:style>
    <style:style style:name="Таблица4.B" style:family="table-column">
      <style:table-column-properties style:column-width="3.17cm" style:rel-column-width="32768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text-properties fo:font-size="14pt" fo:language="ru" fo:country="RU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Table_20_Contents"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_20_Contents">
      <style:text-properties fo:language="ru" fo:country="RU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10" style:family="paragraph" style:parent-style-name="Table_20_Contents">
      <style:text-properties fo:language="ru" fo:country="RU" fo:font-style="italic" style:font-style-asian="italic" style:font-style-complex="italic"/>
    </style:style>
    <style:style style:name="P11" style:family="paragraph" style:parent-style-name="Table_20_Contents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Table_20_Contents">
      <style:text-properties fo:language="ru" fo:country="RU" style:text-underline-style="solid" style:text-underline-width="auto" style:text-underline-color="font-color"/>
    </style:style>
    <style:style style:name="P14" style:family="paragraph" style:parent-style-name="Table_20_Contents">
      <style:text-properties fo:language="ru" fo:country="RU" fo:font-weight="normal" style:font-weight-asian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16" style:family="paragraph" style:parent-style-name="Table_20_Contents">
      <style:text-properties fo:font-size="10pt" style:font-size-asian="10pt" style:font-size-complex="10pt"/>
    </style:style>
    <style:style style:name="P17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text-properties fo:font-size="10pt" fo:language="ru" fo:country="RU" fo:font-style="italic" style:font-size-asian="10pt" style:font-style-asian="italic" style:font-size-complex="10pt" style:font-style-complex="italic"/>
    </style:style>
    <style:style style:name="P20" style:family="paragraph" style:parent-style-name="Table_20_Contents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1" style:family="paragraph" style:parent-style-name="Table_20_Contents">
      <style:text-properties fo:font-style="normal" fo:font-weight="bold" style:font-style-asian="normal" style:font-weight-asian="bold" style:font-style-complex="normal" style:font-weight-complex="bold"/>
    </style:style>
    <style:style style:name="P22" style:family="paragraph" style:parent-style-name="Table_20_Contents">
      <style:text-properties fo:font-weight="bold" style:font-weight-asian="bold" style:font-weight-complex="bold"/>
    </style:style>
    <style:style style:name="P23" style:family="paragraph" style:parent-style-name="Table_20_Contents">
      <style:text-properties fo:font-size="12pt" style:font-size-asian="12pt" style:font-size-complex="12pt"/>
    </style:style>
    <style:style style:name="P24" style:family="paragraph" style:parent-style-name="Table_20_Contents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26" style:family="paragraph" style:parent-style-name="Table_20_Contents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9" style:family="paragraph" style:parent-style-name="Table_20_Contents">
      <style:text-properties fo:font-size="12pt" fo:language="ru" fo:country="RU" style:font-size-asian="12pt" style:font-size-complex="12pt"/>
    </style:style>
    <style:style style:name="P30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2" style:family="paragraph" style:parent-style-name="Table_20_Contents">
      <style:text-properties fo:font-size="12pt" fo:font-weight="normal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size="11pt" fo:language="ru" fo:country="RU" fo:font-weight="normal" style:font-size-asian="11pt" style:font-weight-asian="normal" style:font-size-complex="11pt" style:font-weight-complex="normal"/>
    </style:style>
    <style:style style:name="P34" style:family="paragraph" style:parent-style-name="Table_20_Contents">
      <style:text-properties fo:font-size="11pt" fo:language="ru" fo:country="RU" fo:font-style="italic" style:font-size-asian="11pt" style:font-style-asian="italic" style:font-size-complex="11pt" style:font-style-complex="italic"/>
    </style:style>
    <style:style style:name="P35" style:family="paragraph" style:parent-style-name="Table_20_Contents">
      <style:text-properties fo:font-size="11pt" fo:font-weight="normal" style:font-size-asian="11pt" style:font-weight-asian="normal" style:font-size-complex="11pt" style:font-weight-complex="normal"/>
    </style:style>
    <style:style style:name="P36" style:family="paragraph" style:parent-style-name="Table_20_Contents">
      <style:text-properties fo:font-size="11pt" style:font-size-asian="11pt" style:font-size-complex="11pt"/>
    </style:style>
    <style:style style:name="P37" style:family="paragraph" style:parent-style-name="Table_20_Contents">
      <style:text-properties fo:font-size="11pt" fo:language="en" fo:country="US" fo:font-style="italic" style:font-size-asian="11pt" style:font-style-asian="italic" style:font-size-complex="11pt" style:font-style-complex="italic"/>
    </style:style>
    <style:style style:name="P38" style:family="paragraph" style:parent-style-name="Table_20_Contents">
      <style:text-properties fo:font-size="9pt" fo:language="ru" fo:country="RU" style:font-size-asian="9pt" style:font-size-complex="9pt"/>
    </style:style>
    <style:style style:name="P39" style:family="paragraph" style:parent-style-name="Table_20_Contents">
      <style:text-properties fo:font-weight="normal" style:font-weight-asian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5pt" fo:language="ru" fo:country="RU" fo:font-weight="bold" style:font-size-asian="15pt" style:font-weight-asian="bold" style:font-size-complex="15pt" style:font-weight-complex="bold"/>
    </style:style>
    <style:style style:name="P42" style:family="paragraph" style:parent-style-name="Table_20_Contents">
      <style:text-properties fo:font-size="13pt" fo:font-weight="normal" style:font-size-asian="13pt" style:font-weight-asian="normal" style:font-size-complex="13pt" style:font-weight-complex="normal"/>
    </style:style>
    <style:style style:name="P43" style:family="paragraph" style:parent-style-name="Standard">
      <style:text-properties fo:font-weight="normal" style:font-weight-asian="normal" style:font-weight-complex="normal"/>
    </style:style>
    <style:style style:name="P44" style:family="paragraph" style:parent-style-name="Standard">
      <style:text-properties fo:font-size="11pt" style:font-size-asian="11pt" style:font-size-complex="11pt"/>
    </style:style>
    <style:style style:name="P45" style:family="paragraph" style:parent-style-name="Table_20_Contents">
      <style:text-properties fo:language="ru" fo:country="RU"/>
    </style:style>
    <style:style style:name="P46" style:family="paragraph" style:parent-style-name="Table_20_Contents">
      <style:text-properties fo:font-weight="normal" style:font-weight-asian="normal" style:font-weight-complex="normal"/>
    </style:style>
    <style:style style:name="P47" style:family="paragraph" style:parent-style-name="Table_20_Contents">
      <style:text-properties fo:font-weight="bold" style:font-weight-asian="bold" style:font-weight-complex="bold"/>
    </style:style>
    <style:style style:name="P48" style:family="paragraph" style:parent-style-name="Table_20_Contents">
      <style:text-properties fo:font-style="italic" fo:font-weight="normal" style:font-style-asian="italic" style:font-weight-asian="normal" style:font-style-complex="italic" style:font-weight-complex="normal"/>
    </style:style>
    <style:style style:name="P49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50" style:family="paragraph" style:parent-style-name="Table_20_Contents">
      <style:text-properties fo:font-style="normal" fo:font-weight="bold" style:font-style-asian="normal" style:font-weight-asian="bold" style:font-style-complex="normal" style:font-weight-complex="bold"/>
    </style:style>
    <style:style style:name="P51" style:family="paragraph" style:parent-style-name="Table_20_Contents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Table_20_Contents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ru" fo:country="RU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1pt" fo:language="en" fo:country="US" fo:font-style="italic" style:font-size-asian="11pt" style:font-style-asian="italic" style:font-size-complex="11pt" style:font-style-complex="italic"/>
    </style:style>
    <style:style style:name="T17" style:family="text">
      <style:text-properties fo:font-size="11pt" fo:language="ru" fo:country="RU" fo:font-style="italic" style:font-size-asian="11pt" style:font-style-asian="italic" style:font-size-complex="11pt" style:font-style-complex="italic"/>
    </style:style>
    <style:style style:name="T18" style:family="text">
      <style:text-properties fo:font-size="11pt" fo:font-style="italic" style:font-size-asian="11pt" style:font-style-asian="italic" style:font-size-complex="11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table:number-columns-spanned="2" office:value-type="string">
            <text:p text:style-name="P3">CSS</text:p>
          </table:table-cell>
          <table:covered-table-cell/>
        </table:table-row>
        <table:table-row>
          <table:table-cell table:style-name="Таблица1.A2" office:value-type="string">
            <text:p text:style-name="P1">команда</text:p>
          </table:table-cell>
          <table:table-cell table:style-name="Таблица1.B2" office:value-type="string">
            <text:p text:style-name="P1">вызов</text:p>
          </table:table-cell>
        </table:table-row>
        <table:table-row>
          <table:table-cell table:style-name="Таблица1.A2" office:value-type="string">
            <text:p text:style-name="P6">пишем в начале <text:span text:style-name="T1">web - </text:span>страницы</text:p>
          </table:table-cell>
          <table:table-cell table:style-name="Таблица1.B2" office:value-type="string">
            <text:p text:style-name="P16">&lt;!DOCTYPE html PUBLIC "-//W3C//DTD XHTML 1.0 Transitional//EN" "http://www.w3.org/TR/xhtml1/DTD/xhtml1-transitional.dtd"&gt;</text:p>
            <text:p text:style-name="P16">&lt;html xmlns="http://www.w3.org/1999/xhtml"&gt;</text:p>
          </table:table-cell>
        </table:table-row>
        <table:table-row>
          <table:table-cell table:style-name="Таблица1.A2" office:value-type="string">
            <text:p text:style-name="P6">открываем раздел заголовков</text:p>
          </table:table-cell>
          <table:table-cell table:style-name="Таблица1.B2" office:value-type="string">
            <text:p text:style-name="P21">&lt;head&gt; &lt;meta charset="UTF-8" /&gt;</text:p>
          </table:table-cell>
        </table:table-row>
        <table:table-row>
          <table:table-cell table:style-name="Таблица1.A2" office:value-type="string">
            <text:p text:style-name="P6">описваем название страницы</text:p>
          </table:table-cell>
          <table:table-cell table:style-name="Таблица1.B2" office:value-type="string">
            <text:p text:style-name="Table_20_Contents"><text:span text:style-name="T5">&lt;title&gt;</text:span>Документ без названия<text:span text:style-name="T5">&lt;/title&gt;</text:span></text:p>
          </table:table-cell>
        </table:table-row>
        <table:table-row>
          <table:table-cell table:style-name="Таблица1.A2" office:value-type="string">
            <text:p text:style-name="P6">открываем описание стилей</text:p>
          </table:table-cell>
          <table:table-cell table:style-name="Таблица1.B2" office:value-type="string">
            <text:p text:style-name="P22">&lt;style type="text/css"&gt;</text:p>
          </table:table-cell>
        </table:table-row>
        <table:table-row>
          <table:table-cell table:style-name="Таблица1.A2" office:value-type="string">
            <text:p text:style-name="P6">описываем свойства тела документа</text:p>
          </table:table-cell>
          <table:table-cell table:style-name="Таблица1.B2" office:value-type="string">
            <text:p text:style-name="P22">body </text:p>
            <text:p text:style-name="P22">{</text:p>
            <text:p text:style-name="Table_20_Contents"><text:tab/>background-color: #999999;</text:p>
            <text:p text:style-name="P22">}</text:p>
          </table:table-cell>
        </table:table-row>
        <table:table-row>
          <table:table-cell table:style-name="Таблица1.A2" office:value-type="string">
            <text:p text:style-name="P6">описываем свойства главного бокса, расположенного в центре страницы</text:p>
          </table:table-cell>
          <table:table-cell table:style-name="Таблица1.B2" office:value-type="string">
            <text:p text:style-name="P22">#Main_box </text:p>
            <text:p text:style-name="P22">{</text:p>
            <text:p text:style-name="Table_20_Contents"><text:tab/><text:span text:style-name="T6">margin: 0 auto;</text:span></text:p>
            <text:p text:style-name="P16"><text:tab/>width: 800px;</text:p>
            <text:p text:style-name="P16"><text:tab/>height: 500px;</text:p>
            <text:p text:style-name="P16"><text:tab/>background-color: #CCCCFF;</text:p>
            <text:p text:style-name="P16"><text:tab/>z-index: -10; </text:p>
            <text:p text:style-name="P22">}</text:p>
          </table:table-cell>
        </table:table-row>
        <table:table-row>
          <table:table-cell table:style-name="Таблица1.A2" office:value-type="string">
            <text:p text:style-name="P6">описываем 0-ой бокс, <text:span text:style-name="T5">располагающийся внутри главного бокса</text:span></text:p>
          </table:table-cell>
          <table:table-cell table:style-name="Таблица1.B2" office:value-type="string">
            <text:p text:style-name="P22">#Box_0 </text:p>
            <text:p text:style-name="P22">{ </text:p>
            <text:p text:style-name="P22"><text:tab/><text:span text:style-name="T7">position:absolute;</text:span></text:p>
            <text:p text:style-name="P17"><text:tab/><text:span text:style-name="T12">background: URL("pic.png");</text:span></text:p>
            <text:p text:style-name="P17"><text:tab/>margin-left: 30px;</text:p>
            <text:p text:style-name="P17"><text:tab/>top: 58px;</text:p>
            <text:p text:style-name="P17"><text:tab/>width: 380px;</text:p>
            <text:p text:style-name="P17"><text:tab/>height: 190px;</text:p>
            <text:p text:style-name="P17"><text:tab/>padding-left: 10px;</text:p>
            <text:p text:style-name="P17"><text:tab/>padding-right: 10px;</text:p>
            <text:p text:style-name="P17"><text:tab/>padding-top: 10px;</text:p>
            <text:p text:style-name="P17"><text:tab/>z-index: 0;</text:p>
            <text:p text:style-name="P22">}</text:p>
          </table:table-cell>
        </table:table-row>
        <table:table-row>
          <table:table-cell table:style-name="Таблица1.A2" office:value-type="string">
            <text:p text:style-name="P6">описываем 1-ый бокс, <text:span text:style-name="T5">располагающийся тоже внутри главного бокса</text:span></text:p>
          </table:table-cell>
          <table:table-cell table:style-name="Таблица1.B2" office:value-type="string">
            <text:p text:style-name="P22">#Box_1 </text:p>
            <text:p text:style-name="P22">{ </text:p>
            <text:p text:style-name="Table_20_Contents"><text:tab/><text:span text:style-name="T10">position:absolute;</text:span></text:p>
            <text:p text:style-name="P23"><text:tab/>background-color: #0000FF;</text:p>
            <text:p text:style-name="P23"><text:tab/>margin-left: 50px;</text:p>
            <text:p text:style-name="P23"><text:tab/>top: 298px;</text:p>
            <text:p text:style-name="P23"><text:s text:c="12"/>width: 280px;</text:p>
            <text:p text:style-name="P23"><text:tab/>height: 190px;</text:p>
            <text:p text:style-name="P23"><text:tab/>padding-left: 10px;</text:p>
            <text:p text:style-name="P23"><text:tab/>padding-right: 10px;</text:p>
            <text:p text:style-name="P23"><text:tab/>padding-top: 10px;</text:p>
            <text:p text:style-name="P23"><text:tab/>z-index: 1;</text:p>
            <text:p text:style-name="Table_20_Contents"><text:span text:style-name="T5">}</text:span> </text:p>
          </table:table-cell>
        </table:table-row>
        <table:table-row>
          <table:table-cell table:style-name="Таблица1.A2" office:value-type="string">
            <text:p text:style-name="P6">описываем свойства ссылок</text:p>
            <text:p text:style-name="P6">(начальное состояние)</text:p>
          </table:table-cell>
          <table:table-cell table:style-name="Таблица1.B2" office:value-type="string">
            <text:p text:style-name="Table_20_Contents"><text:span text:style-name="T5">a</text:span> </text:p>
            <text:p text:style-name="Table_20_Contents">{</text:p>
            <text:p text:style-name="Table_20_Contents"><text:s text:c="12"/>background-color: #0000FF;</text:p>
            <text:p text:style-name="Table_20_Contents"><text:tab/><text:span text:style-name="T10">color:#00FF00;</text:span></text:p>
            <text:p text:style-name="P23"><text:soft-page-break/><text:s text:c="12"/>font-family:Impact;</text:p>
            <text:p text:style-name="Table_20_Contents">}</text:p>
          </table:table-cell>
        </table:table-row>
        <table:table-row>
          <table:table-cell table:style-name="Таблица1.A2" office:value-type="string">
            <text:p text:style-name="P6">перемещение мышки над ссылкой</text:p>
          </table:table-cell>
          <table:table-cell table:style-name="Таблица1.B2" office:value-type="string">
            <text:p text:style-name="Table_20_Contents">a:<text:span text:style-name="T5">hover</text:span></text:p>
            <text:p text:style-name="Table_20_Contents">{</text:p>
            <text:p text:style-name="Table_20_Contents"><text:s text:c="12"/>color:#FF0000;</text:p>
            <text:p text:style-name="Table_20_Contents"><text:tab/>font-family:Impact;</text:p>
            <text:p text:style-name="Table_20_Contents"><text:s text:c="12"/>background-color: #0000FF;</text:p>
            <text:p text:style-name="Table_20_Contents">}</text:p>
          </table:table-cell>
        </table:table-row>
        <table:table-row>
          <table:table-cell table:style-name="Таблица1.A2" office:value-type="string">
            <text:p text:style-name="P6">описываем свойства заголовка 1-го уровня</text:p>
          </table:table-cell>
          <table:table-cell table:style-name="Таблица1.B2" office:value-type="string">
            <text:p text:style-name="P30">h1</text:p>
            <text:p text:style-name="P30">{</text:p>
            <text:p text:style-name="Table_20_Contents"><text:s text:c="8"/><text:span text:style-name="T5">font-family:</text:span>Impact;</text:p>
            <text:p text:style-name="Table_20_Contents"><text:s text:c="7"/><text:span text:style-name="T5"><text:s/>color:</text:span>#0000FF;</text:p>
            <text:p text:style-name="P22">}</text:p>
          </table:table-cell>
        </table:table-row>
        <table:table-row>
          <table:table-cell table:style-name="Таблица1.A2" office:value-type="string">
            <text:p text:style-name="P6">описываем класс 1</text:p>
          </table:table-cell>
          <table:table-cell table:style-name="Таблица1.B2" office:value-type="string">
            <text:p text:style-name="P22">.class_1 </text:p>
            <text:p text:style-name="P22">{</text:p>
            <text:p text:style-name="P22"><text:tab/><text:span text:style-name="T7">font-family: Impact;</text:span></text:p>
            <text:p text:style-name="P17"><text:tab/>font-size: 16px;</text:p>
            <text:p text:style-name="P17"><text:tab/>color: #FF0000;</text:p>
            <text:p text:style-name="P17"><text:s text:c="13"/><text:span text:style-name="T5"><text:s/>font-style: italic;</text:span></text:p>
            <text:p text:style-name="P22">}</text:p>
          </table:table-cell>
        </table:table-row>
        <table:table-row>
          <table:table-cell table:style-name="Таблица1.A2" office:value-type="string">
            <text:p text:style-name="P6">описываем класс 2</text:p>
          </table:table-cell>
          <table:table-cell table:style-name="Таблица1.B2" office:value-type="string">
            <text:p text:style-name="P22">.class_2 </text:p>
            <text:p text:style-name="P22">{</text:p>
            <text:p text:style-name="P22"><text:tab/><text:span text:style-name="T8">font-family: Impact;</text:span></text:p>
            <text:p text:style-name="P18"><text:tab/>font-size: 30px;</text:p>
            <text:p text:style-name="P18"><text:tab/>color: #00FF00;</text:p>
            <text:p text:style-name="P22">}</text:p>
          </table:table-cell>
        </table:table-row>
        <table:table-row table:style-name="Таблица1.16">
          <table:table-cell table:style-name="Таблица1.A2" office:value-type="string">
            <text:p text:style-name="P6">описываем класс РАМКА ДЛЯ БОКСА</text:p>
          </table:table-cell>
          <table:table-cell table:style-name="Таблица1.B2" office:value-type="string">
            <table:table table:name="Таблица3" table:style-name="Таблица3">
              <table:table-column table:style-name="Таблица3.A"/>
              <table:table-column table:style-name="Таблица3.B"/>
              <table:table-row table:style-name="Таблица3.1">
                <table:table-cell table:style-name="Таблица3.A1" office:value-type="string">
                  <text:p text:style-name="P35">.myRamka</text:p>
                  <text:p text:style-name="P35">{</text:p>
                  <text:p text:style-name="P35"><text:s text:c="6"/><text:span text:style-name="T5">border-style:</text:span>dashed;</text:p>
                  <text:p text:style-name="P35"><text:s text:c="5"/><text:span text:style-name="T5"><text:s/>border-color:</text:span>blue;</text:p>
                  <text:p text:style-name="P35">}</text:p>
                </table:table-cell>
                <table:table-cell table:style-name="Таблица3.A1" office:value-type="string">
                  <table:table table:name="Таблица4" table:style-name="Таблица4">
                    <table:table-column table:style-name="Таблица4.A"/>
                    <table:table-column table:style-name="Таблица4.B"/>
                    <table:table-row>
                      <table:table-cell table:style-name="Таблица4.A1" office:value-type="string">
                        <text:p text:style-name="P38">Название</text:p>
                      </table:table-cell>
                      <table:table-cell table:style-name="Таблица4.B1" office:value-type="string">
                        <text:p text:style-name="P38">Описание</text:p>
                      </table:table-cell>
                    </table:table-row>
                    <table:table-row>
                      <table:table-cell table:style-name="Таблица4.A2" office:value-type="string">
                        <text:p text:style-name="P38">dotted</text:p>
                        <text:p text:style-name="P38">dashed</text:p>
                        <text:p text:style-name="P38">solid</text:p>
                        <text:p text:style-name="P38">double</text:p>
                        <text:p text:style-name="P38">groove</text:p>
                        <text:p text:style-name="P38">ridge</text:p>
                        <text:p text:style-name="P38">outset</text:p>
                      </table:table-cell>
                      <table:table-cell table:style-name="Таблица4.B2" office:value-type="string">
                        <text:p text:style-name="P38">точечная</text:p>
                        <text:p text:style-name="P38">пунктир</text:p>
                        <text:p text:style-name="P38">прямая</text:p>
                        <text:p text:style-name="P38">двойная</text:p>
                        <text:p text:style-name="P38">выемка</text:p>
                        <text:p text:style-name="P38">по краю</text:p>
                        <text:p text:style-name="P38">внешняя</text:p>
                      </table:table-cell>
                    </table:table-row>
                  </table:table>
                  <text:p text:style-name="P36"/>
                </table:table-cell>
              </table:table-row>
            </table:table>
            <text:p text:style-name="P35"/>
          </table:table-cell>
        </table:table-row>
        <table:table-row>
          <table:table-cell table:style-name="Таблица1.A2" office:value-type="string">
            <text:p text:style-name="P24">закрываем раздел описания стилей</text:p>
          </table:table-cell>
          <table:table-cell table:style-name="Таблица1.B2" office:value-type="string">
            <text:p text:style-name="P22">&lt;/style&gt;</text:p>
          </table:table-cell>
        </table:table-row>
        <table:table-row>
          <table:table-cell table:style-name="Таблица1.A2" office:value-type="string">
            <text:p text:style-name="P6">закрываем раздел заголовков</text:p>
          </table:table-cell>
          <table:table-cell table:style-name="Таблица1.B2" office:value-type="string">
            <text:p text:style-name="P22">&lt;/head&gt;</text:p>
          </table:table-cell>
        </table:table-row>
        <table:table-row>
          <table:table-cell table:style-name="Таблица1.B2" table:number-columns-spanned="2" office:value-type="string">
            <text:p text:style-name="P1">Тело документа</text:p>
          </table:table-cell>
          <table:covered-table-cell/>
        </table:table-row>
        <table:table-row>
          <table:table-cell table:style-name="Таблица1.A2" office:value-type="string">
            <text:p text:style-name="P6">открываем раздел тела</text:p>
          </table:table-cell>
          <table:table-cell table:style-name="Таблица1.B2" office:value-type="string">
            <text:p text:style-name="P22">&lt;body&gt;</text:p>
          </table:table-cell>
        </table:table-row>
        <table:table-row>
          <table:table-cell table:style-name="Таблица1.A2" office:value-type="string">
            <text:p text:style-name="P7">открываем главный бокс</text:p>
          </table:table-cell>
          <table:table-cell table:style-name="Таблица1.B2" office:value-type="string">
            <text:p text:style-name="Table_20_Contents"><text:span text:style-name="T5">&lt;div id="</text:span>Main_box<text:span text:style-name="T5">"&gt;</text:span></text:p>
          </table:table-cell>
        </table:table-row>
        <table:table-row>
          <table:table-cell table:style-name="Таблица1.A2" office:value-type="string">
            <text:p text:style-name="P6">описваем содержимое <text:span text:style-name="T5">0-го</text:span> бокса <text:span text:style-name="T14">(с рамкой)</text:span></text:p>
          </table:table-cell>
          <table:table-cell table:style-name="Таблица1.B2" office:value-type="string">
            <text:p text:style-name="Table_20_Contents"><text:tab/><text:span text:style-name="T5">&lt;div id="</text:span><text:span text:style-name="T13">Box_0</text:span><text:span text:style-name="T5">" class = "</text:span><text:span text:style-name="T13">myRamka</text:span><text:span text:style-name="T5">"&gt;</text:span></text:p>
            <text:p text:style-name="Table_20_Contents"><text:tab/><text:tab/>содержимое <text:span text:style-name="T4">0-го</text:span> бокса</text:p>
            <text:p text:style-name="Table_20_Contents"><text:tab/><text:span text:style-name="T5">&lt;/div&gt;</text:span></text:p>
          </table:table-cell>
        </table:table-row>
        <table:table-row>
          <table:table-cell table:style-name="Таблица1.A2" office:value-type="string">
            <text:p text:style-name="P6">описываем содержимое <text:span text:style-name="T5">1-го</text:span> бокса <text:span text:style-name="T14">(без рамки)</text:span></text:p>
          </table:table-cell>
          <table:table-cell table:style-name="Таблица1.B2" office:value-type="string">
            <text:p text:style-name="Table_20_Contents"><text:s text:c="12"/><text:span text:style-name="T5">&lt;div id="</text:span>Box_1<text:span text:style-name="T5">"&gt;</text:span></text:p>
            <text:p text:style-name="Table_20_Contents"><text:tab/><text:tab/>содержимое <text:span text:style-name="T4">1-го</text:span> бокса</text:p>
            <text:p text:style-name="Table_20_Contents"><text:tab/><text:span text:style-name="T5">&lt;/div&gt;</text:span></text:p>
          </table:table-cell>
        </table:table-row>
        <text:soft-page-break/>
        <table:table-row>
          <table:table-cell table:style-name="Таблица1.A2" office:value-type="string">
            <text:p text:style-name="P7">закрываем главный бокс</text:p>
          </table:table-cell>
          <table:table-cell table:style-name="Таблица1.B2" office:value-type="string">
            <text:p text:style-name="P22">&lt;/div&gt;</text:p>
          </table:table-cell>
        </table:table-row>
        <table:table-row>
          <table:table-cell table:style-name="Таблица1.A2" office:value-type="string">
            <text:p text:style-name="P6">закрываем раздел тела</text:p>
          </table:table-cell>
          <table:table-cell table:style-name="Таблица1.B2" office:value-type="string">
            <text:p text:style-name="P22">&lt;/body&gt;</text:p>
          </table:table-cell>
        </table:table-row>
        <table:table-row>
          <table:table-cell table:style-name="Таблица1.A2" office:value-type="string">
            <text:p text:style-name="P6">закрываем страницу</text:p>
          </table:table-cell>
          <table:table-cell table:style-name="Таблица1.B2" office:value-type="string">
            <text:p text:style-name="P22">&lt;/html&gt;</text:p>
          </table:table-cell>
        </table:table-row>
        <table:table-row>
          <table:table-cell table:style-name="Таблица1.B2" table:number-columns-spanned="2" office:value-type="string">
            <text:p text:style-name="P1">Теги</text:p>
          </table:table-cell>
          <table:covered-table-cell/>
        </table:table-row>
        <table:table-row table:style-name="Таблица1.28">
          <table:table-cell table:style-name="Таблица1.A2" office:value-type="string">
            <text:p text:style-name="P33">фото, как плитка заполняет <text:span text:style-name="T1">body</text:span></text:p>
          </table:table-cell>
          <table:table-cell table:style-name="Таблица1.B2" office:value-type="string">
            <text:p text:style-name="P27">&lt;body background = "<text:span text:style-name="T13">foto.png</text:span>"&gt;</text:p>
          </table:table-cell>
        </table:table-row>
        <table:table-row table:style-name="Таблица1.28">
          <table:table-cell table:style-name="Таблица1.A2" office:value-type="string">
            <text:p text:style-name="P33">поставить несколько пробелов подряд</text:p>
          </table:table-cell>
          <table:table-cell table:style-name="Таблица1.B2" office:value-type="string">
            <text:p text:style-name="P27">Слово1 <text:s/><text:span text:style-name="T13">&amp;nbsp <text:s/>&amp;nbsp <text:s/>&amp;nbsp <text:s/>&amp;nbsp <text:s/>&amp;nbsp</text:span> <text:s/>Слово2</text:p>
          </table:table-cell>
        </table:table-row>
        <table:table-row>
          <table:table-cell table:style-name="Таблица1.A2" office:value-type="string">
            <text:p text:style-name="P6">применение классов</text:p>
          </table:table-cell>
          <table:table-cell table:style-name="Таблица1.B2" office:value-type="string">
            <text:p text:style-name="Table_20_Contents"><text:span text:style-name="T5">&lt;span class = "</text:span>class_1<text:span text:style-name="T5">"&gt;</text:span> <text:span text:style-name="T4">текст 1 </text:span><text:span text:style-name="T5">&lt;/span&gt;</text:span></text:p>
            <text:p text:style-name="Table_20_Contents"><text:span text:style-name="T5">&lt;span class = "</text:span>class_2<text:span text:style-name="T5">"&gt;</text:span> <text:span text:style-name="T4">текст 2 </text:span><text:span text:style-name="T5">&lt;/span&gt;</text:span></text:p>
          </table:table-cell>
        </table:table-row>
        <table:table-row>
          <table:table-cell table:style-name="Таблица1.A2" office:value-type="string">
            <text:p text:style-name="P6">перенос строки</text:p>
          </table:table-cell>
          <table:table-cell table:style-name="Таблица1.B2" office:value-type="string">
            <text:p text:style-name="P4"><text:s/>&lt;br&gt; </text:p>
          </table:table-cell>
        </table:table-row>
        <table:table-row>
          <table:table-cell table:style-name="Таблица1.A2" office:value-type="string">
            <text:p text:style-name="Table_20_Contents">курсив</text:p>
          </table:table-cell>
          <table:table-cell table:style-name="Таблица1.B2" office:value-type="string">
            <text:p text:style-name="Table_20_Contents"><text:span text:style-name="T5">&lt;i&gt;</text:span> курсив <text:span text:style-name="T5">&lt;/i&gt;</text:span></text:p>
          </table:table-cell>
        </table:table-row>
        <table:table-row>
          <table:table-cell table:style-name="Таблица1.A2" office:value-type="string">
            <text:p text:style-name="Table_20_Contents">подчёркнутый</text:p>
          </table:table-cell>
          <table:table-cell table:style-name="Таблица1.B2" office:value-type="string">
            <text:p text:style-name="Table_20_Contents"><text:span text:style-name="T5">&lt;u&gt;</text:span> подчёркнутый <text:span text:style-name="T5">&lt;/u&gt; </text:span></text:p>
          </table:table-cell>
        </table:table-row>
        <table:table-row>
          <table:table-cell table:style-name="Таблица1.A2" office:value-type="string">
            <text:p text:style-name="Table_20_Contents">жирный </text:p>
          </table:table-cell>
          <table:table-cell table:style-name="Таблица1.B2" office:value-type="string">
            <text:p text:style-name="Table_20_Contents"><text:span text:style-name="T5">&lt;b&gt;</text:span> жирный <text:span text:style-name="T5">&lt;/b&gt;</text:span> </text:p>
          </table:table-cell>
        </table:table-row>
        <table:table-row>
          <table:table-cell table:style-name="Таблица1.A2" office:value-type="string">
            <text:p text:style-name="Table_20_Contents">перечёркнутый</text:p>
          </table:table-cell>
          <table:table-cell table:style-name="Таблица1.B2" office:value-type="string">
            <text:p text:style-name="Table_20_Contents"><text:span text:style-name="T5">&lt;strike&gt;</text:span> перечёркнутый <text:span text:style-name="T5">&lt;/strike&gt; </text:span></text:p>
          </table:table-cell>
        </table:table-row>
        <table:table-row>
          <table:table-cell table:style-name="Таблица1.A2" office:value-type="string">
            <text:p text:style-name="Table_20_Contents">подстрочный</text:p>
          </table:table-cell>
          <table:table-cell table:style-name="Таблица1.B2" office:value-type="string">
            <text:p text:style-name="Table_20_Contents"><text:span text:style-name="T5">&lt;sub&gt;</text:span> подстрочный <text:span text:style-name="T5">&lt;/sub&gt;</text:span> </text:p>
          </table:table-cell>
        </table:table-row>
        <table:table-row>
          <table:table-cell table:style-name="Таблица1.A2" office:value-type="string">
            <text:p text:style-name="Table_20_Contents">надстрочный</text:p>
          </table:table-cell>
          <table:table-cell table:style-name="Таблица1.B2" office:value-type="string">
            <text:p text:style-name="Table_20_Contents"><text:span text:style-name="T5">&lt;sup&gt;</text:span> надстрочный <text:span text:style-name="T5">&lt;/sup&gt; </text:span></text:p>
          </table:table-cell>
        </table:table-row>
        <table:table-row>
          <table:table-cell table:style-name="Таблица1.B2" table:number-columns-spanned="2" office:value-type="string">
            <text:p text:style-name="P1">Вставка изображений</text:p>
          </table:table-cell>
          <table:covered-table-cell/>
        </table:table-row>
        <table:table-row>
          <table:table-cell table:style-name="Таблица1.A2" office:value-type="string">
            <text:p text:style-name="P6"/>
            <text:p text:style-name="P10">адрес картинки</text:p>
            <text:p text:style-name="P10">ширина</text:p>
            <text:p text:style-name="P10">высота</text:p>
            <text:p text:style-name="P10">всплывающая подсказка</text:p>
            <text:p text:style-name="P10">выравнивание</text:p>
            <text:p text:style-name="P10">прозрачность</text:p>
            <text:p text:style-name="P10">отступ</text:p>
            <text:p text:style-name="P10">отступ</text:p>
            <text:p text:style-name="P11">при наведении курсора</text:p>
            <text:p text:style-name="P11">при уходе курсора</text:p>
            <text:p text:style-name="P11">при щелчке мышкой</text:p>
          </table:table-cell>
          <table:table-cell table:style-name="Таблица1.B2" office:value-type="string">
            <text:p text:style-name="Table_20_Contents">&lt;img </text:p>
            <text:p text:style-name="Table_20_Contents"><text:s text:c="4"/>src = "<text:span text:style-name="T5">foto.png</text:span>" </text:p>
            <text:p text:style-name="Table_20_Contents"><text:s text:c="4"/>width = "<text:span text:style-name="T5">140</text:span>" </text:p>
            <text:p text:style-name="Table_20_Contents"><text:s text:c="4"/>height = "<text:span text:style-name="T5">95</text:span>" </text:p>
            <text:p text:style-name="Table_20_Contents"><text:s text:c="4"/>title = "<text:span text:style-name="T5">it is a picture</text:span>" </text:p>
            <text:p text:style-name="Table_20_Contents"><text:s text:c="4"/>align = "<text:span text:style-name="T5">left</text:span>" </text:p>
            <text:p text:style-name="Table_20_Contents"><text:s text:c="4"/>style = "opacity: <text:span text:style-name="T5">0.2</text:span>; filter: alpha(opacity = <text:span text:style-name="T5">20</text:span>)" <text:s text:c="13"/></text:p>
            <text:p text:style-name="Table_20_Contents"><text:s text:c="4"/>hspace = "<text:span text:style-name="T5">10</text:span>" <text:s/></text:p>
            <text:p text:style-name="Table_20_Contents"><text:s text:c="4"/>vspace = "<text:span text:style-name="T5">10</text:span>"</text:p>
            <text:p text:style-name="Table_20_Contents"><text:s text:c="4"/><text:span text:style-name="T9">onmouseover</text:span><text:span text:style-name="T6"> =</text:span><text:span text:style-name="T9"> "</text:span><text:span text:style-name="T6">this.style.opacity = </text:span><text:span text:style-name="T9">1</text:span><text:span text:style-name="T6">; this.filters.alpha.opacity = </text:span><text:span text:style-name="T9">100"</text:span></text:p>
            <text:p text:style-name="P16"><text:s text:c="5"/><text:span text:style-name="T5">onmouseout</text:span> =<text:span text:style-name="T5"> "</text:span>this.style.opacity = <text:span text:style-name="T5">0.2</text:span>; this.filters.alpha.opacity = <text:span text:style-name="T5">20"</text:span></text:p>
            <text:p text:style-name="P16"><text:span text:style-name="T5"><text:s text:c="5"/>onmousedown = "</text:span><text:span text:style-name="T13">f1()</text:span><text:span text:style-name="T5">"</text:span></text:p>
            <text:p text:style-name="Table_20_Contents">&gt;</text:p>
          </table:table-cell>
        </table:table-row>
        <table:table-row>
          <table:table-cell table:style-name="Таблица1.B2" table:number-columns-spanned="2" office:value-type="string">
            <text:p text:style-name="P8">Карта изображения</text:p>
          </table:table-cell>
          <table:covered-table-cell/>
        </table:table-row>
        <table:table-row>
          <table:table-cell table:style-name="Таблица1.A2" office:value-type="string">
            <text:p text:style-name="P6">создаём изображение</text:p>
          </table:table-cell>
          <table:table-cell table:style-name="Таблица1.B2" office:value-type="string">
            <text:p text:style-name="P23">&lt;img src = "foto.png" width = "300" <text:s/><text:span text:style-name="T5">usemap = "#map_1"</text:span> &gt;</text:p>
          </table:table-cell>
        </table:table-row>
        <table:table-row>
          <table:table-cell table:style-name="Таблица1.B2" table:number-columns-spanned="2" office:value-type="string">
            <text:p text:style-name="P26">Описываем карту изображения</text:p>
            <text:p text:style-name="P36"/>
            <text:p text:style-name="P36">&lt;map name = "<text:span text:style-name="T5">map_1</text:span>"&gt;</text:p>
            <text:p text:style-name="P36"><text:s text:c="4"/>&lt;area shape = "rect" coords = "0,0,150,100" title = "Верх" href = "111.html" <text:s/>onmouseover = <text:span text:style-name="T4">"f1()"&gt;</text:span></text:p>
            <text:p text:style-name="P36"><text:s text:c="4"/>&lt;area shape = "rect" coords = "150,100,300,200" title = "Низ" href = "222.html" <text:s/>onmouseover = "f<text:span text:style-name="T4">2</text:span>()<text:span text:style-name="T4">"</text:span>&gt;</text:p>
            <text:p text:style-name="P36">&lt;/map&gt;</text:p>
            <text:p text:style-name="P36"/>
            <text:p text:style-name="P37">shape <text:span text:style-name="T4">— <text:s/>форма области <text:s text:c="65"/></text:span>f1( ) <text:span text:style-name="T4">и </text:span>f2( ) - <text:span text:style-name="T4">функции</text:span></text:p>
            <text:p text:style-name="P34">coords — <text:s/>описание 2-х точек, задающих прямоугольник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">Ссылки</text:p>
          </table:table-cell>
          <table:covered-table-cell/>
        </table:table-row>
        <table:table-row>
          <table:table-cell table:style-name="Таблица1.A2" office:value-type="string">
            <text:p text:style-name="P6">создать текстовую ссылку</text:p>
          </table:table-cell>
          <table:table-cell table:style-name="Таблица1.B2" office:value-type="string">
            <text:p text:style-name="Table_20_Contents"><text:span text:style-name="T5">&lt;a href =</text:span> "page123.html" <text:span text:style-name="T5">title =</text:span> "подсказка"<text:span text:style-name="T5">&gt;</text:span> текст <text:span text:style-name="T5">&lt;/a&gt;</text:span></text:p>
          </table:table-cell>
        </table:table-row>
        <table:table-row>
          <table:table-cell table:style-name="Таблица1.A2" office:value-type="string">
            <text:p text:style-name="P6">графическая ссылка</text:p>
          </table:table-cell>
          <table:table-cell table:style-name="Таблица1.B2" office:value-type="string">
            <text:p text:style-name="Table_20_Contents"><text:span text:style-name="T5">&lt;a href =</text:span> "page123.html" <text:span text:style-name="T5">title =</text:span> "подсказка"<text:span text:style-name="T5">&gt;</text:span> </text:p>
            <text:p text:style-name="Table_20_Contents"><text:soft-page-break/><text:s text:c="13"/>&lt;img src = "foto.png"&gt;</text:p>
            <text:p text:style-name="P22">&lt;/a&gt;</text:p>
          </table:table-cell>
        </table:table-row>
        <table:table-row>
          <table:table-cell table:style-name="Таблица1.A2" office:value-type="string">
            <text:p text:style-name="P6">создание списка</text:p>
          </table:table-cell>
          <table:table-cell table:style-name="Таблица1.B2" office:value-type="string">
            <text:p text:style-name="P30">&lt;ul&gt;</text:p>
            <text:p text:style-name="P23">&lt;li&gt;Элемент 1&lt;/li&gt;</text:p>
            <text:p text:style-name="P23">&lt;li&gt;Элемент 2&lt;/li&gt;</text:p>
            <text:p text:style-name="P23">&lt;li&gt;Элемент 3&lt;/li&gt;</text:p>
            <text:p text:style-name="P30">&lt;/ul&gt;</text:p>
          </table:table-cell>
        </table:table-row>
        <table:table-row>
          <table:table-cell table:style-name="Таблица1.A2" office:value-type="string">
            <text:p text:style-name="P6">создание <text:span text:style-name="T5">нумерованного</text:span> списка</text:p>
          </table:table-cell>
          <table:table-cell table:style-name="Таблица1.B2" office:value-type="string">
            <text:p text:style-name="P30">&lt;ol&gt;</text:p>
            <text:p text:style-name="P32"><text:s text:c="3"/>&lt;li&gt; Мама &lt;/li&gt;</text:p>
            <text:p text:style-name="P32"><text:s text:c="3"/>&lt;li&gt; Папа &lt;/li&gt;</text:p>
            <text:p text:style-name="P32"><text:s text:c="3"/>&lt;li&gt; Максим &lt;/li&gt;</text:p>
            <text:p text:style-name="P30">&lt;/ol&gt;</text:p>
          </table:table-cell>
        </table:table-row>
        <table:table-row>
          <table:table-cell table:style-name="Таблица1.B2" table:number-columns-spanned="2" office:value-type="string">
            <text:p text:style-name="P1">Формы</text:p>
          </table:table-cell>
          <table:covered-table-cell/>
        </table:table-row>
        <table:table-row>
          <table:table-cell table:style-name="Таблица1.A2" office:value-type="string">
            <text:p text:style-name="P6">создание кнопки</text:p>
          </table:table-cell>
          <table:table-cell table:style-name="Таблица1.B2" office:value-type="string">
            <text:p text:style-name="Standard">&lt;form&gt;</text:p>
            <text:p text:style-name="Standard">&lt;input type="button" id = "<text:span text:style-name="T5">b1</text:span>" value="<text:span text:style-name="T5">Сумма</text:span>" /&gt;</text:p>
            <text:p text:style-name="Standard">&lt;/form&gt;</text:p>
          </table:table-cell>
        </table:table-row>
        <table:table-row>
          <table:table-cell table:style-name="Таблица1.A2" office:value-type="string">
            <text:p text:style-name="P6">создание поля ввода</text:p>
          </table:table-cell>
          <table:table-cell table:style-name="Таблица1.B2" office:value-type="string">
            <text:p text:style-name="P44">&lt;form&gt;</text:p>
            <text:p text:style-name="P44">&lt;input type="text" id="t1" <text:s/>value="0" size="30" maxlength = "5"/&gt;</text:p>
            <text:p text:style-name="P44">&lt;/form&gt;</text:p>
          </table:table-cell>
        </table:table-row>
        <table:table-row>
          <table:table-cell table:style-name="Таблица1.A2" office:value-type="string">
            <text:p text:style-name="P6">создание <text:span text:style-name="T2">ComboBox</text:span></text:p>
          </table:table-cell>
          <table:table-cell table:style-name="Таблица1.B2" office:value-type="string">
            <text:p text:style-name="P43">&lt;form&gt;</text:p>
            <text:p text:style-name="P43">&lt;select size = "<text:span text:style-name="T5">1</text:span>" id = "<text:span text:style-name="T5">cb1</text:span>"&gt;</text:p>
            <text:p text:style-name="P43"><text:tab/>&lt;option value = "<text:span text:style-name="T5">1.5</text:span>"&gt;<text:span text:style-name="T5">Пункт 1</text:span>&lt;/option&gt;</text:p>
            <text:p text:style-name="P43"><text:tab/>&lt;option value = "<text:span text:style-name="T5">2.5</text:span>"&gt;<text:span text:style-name="T5">Пункт 2</text:span>&lt;/option&gt;</text:p>
            <text:p text:style-name="P43"><text:tab/>&lt;option value = "<text:span text:style-name="T5">3.5</text:span>"&gt;<text:span text:style-name="T5">Пункт 3</text:span>&lt;/option&gt;</text:p>
            <text:p text:style-name="P43">&lt;/select&gt;</text:p>
            <text:p text:style-name="P43">&lt;/form&gt;</text:p>
          </table:table-cell>
        </table:table-row>
        <table:table-row>
          <table:table-cell table:style-name="Таблица1.B2" table:number-columns-spanned="2" office:value-type="string">
            <text:p text:style-name="P3">JavaScript</text:p>
          </table:table-cell>
          <table:covered-table-cell/>
        </table:table-row>
        <table:table-row>
          <table:table-cell table:style-name="Таблица1.A2" office:value-type="string">
            <text:p text:style-name="P6">вставка скрипта в тело документа</text:p>
          </table:table-cell>
          <table:table-cell table:style-name="Таблица1.B2" office:value-type="string">
            <text:p text:style-name="Table_20_Contents">&lt;script language = "JavaScript"&gt;</text:p>
            <text:p text:style-name="P7"/>
            <text:p text:style-name="Table_20_Contents">&lt;/script&gt;</text:p>
          </table:table-cell>
        </table:table-row>
        <table:table-row>
          <table:table-cell table:style-name="Таблица1.B2" table:number-columns-spanned="2" office:value-type="string">
            <text:p text:style-name="P7">создание ф-ции:</text:p>
            <text:p text:style-name="P13">при нажатии на кнопку выводится сумма 2-х чисел</text:p>
            <text:p text:style-name="P6"/>
            <text:p text:style-name="P6"><text:s text:c="11"/><text:span text:style-name="T14"><text:s/>// привязываем к кнопке ф-цию</text:span></text:p>
            <text:p text:style-name="P6"><text:tab/>document.getElementById("<text:span text:style-name="T5">b1</text:span>").onclick = <text:span text:style-name="T5">myFunc</text:span>;</text:p>
            <text:p text:style-name="P6"/>
            <text:p text:style-name="P6"><text:tab/><text:span text:style-name="T14">// описываем ф-цию</text:span></text:p>
            <text:p text:style-name="P6"><text:tab/>function <text:span text:style-name="T5">myFunc</text:span>( )</text:p>
            <text:p text:style-name="P6"><text:tab/>{</text:p>
            <text:p text:style-name="P6"><text:tab/><text:tab/><text:span text:style-name="T14">// записываем в переменные значения в полях ввода</text:span></text:p>
            <text:p text:style-name="P6"><text:tab/><text:tab/><text:span text:style-name="T5">a</text:span> = parseInt(document.getElementById("<text:span text:style-name="T5">t1</text:span>").value);</text:p>
            <text:p text:style-name="P6"><text:tab/><text:tab/><text:span text:style-name="T5">b </text:span>= parseInt(document.getElementById("<text:span text:style-name="T5">t2</text:span>").value);</text:p>
            <text:p text:style-name="P6"><text:tab/><text:tab/></text:p>
            <text:p text:style-name="P6"><text:tab/><text:tab/><text:span text:style-name="T14">// записываем в переменную значение суммы чисел</text:span></text:p>
            <text:p text:style-name="P6"><text:s text:c="23"/><text:span text:style-name="T5">c = a+b</text:span>;</text:p>
            <text:p text:style-name="P6"/>
            <text:p text:style-name="P6"><text:tab/><text:tab/><text:span text:style-name="T14">// присваиваем полю ввода значение суммы</text:span></text:p>
            <text:p text:style-name="P6"><text:tab/><text:tab/>document.getElementById("<text:span text:style-name="T5">t3</text:span>").value = <text:span text:style-name="T5">c</text:span>;</text:p>
            <text:p text:style-name="P6"><text:soft-page-break/><text:tab/>}</text:p>
          </table:table-cell>
          <table:covered-table-cell/>
        </table:table-row>
        <table:table-row>
          <table:table-cell table:style-name="Таблица1.A2" office:value-type="string">
            <text:p text:style-name="P6">записать значение <text:span text:style-name="T5">cb1 </text:span></text:p>
            <text:p text:style-name="P6"><text:span text:style-name="T13">в строку</text:span><text:span text:style-name="T5"> </text:span><text:span text:style-name="T2">s</text:span></text:p>
          </table:table-cell>
          <table:table-cell table:style-name="Таблица1.B2" office:value-type="string">
            <text:p text:style-name="Table_20_Contents"><text:span text:style-name="T5">s</text:span> = document.getElementById("<text:span text:style-name="T5">cb1</text:span>").value;</text:p>
          </table:table-cell>
        </table:table-row>
        <table:table-row>
          <table:table-cell table:style-name="Таблица1.A2" office:value-type="string">
            <text:p text:style-name="P6">перевести строку в целое число</text:p>
          </table:table-cell>
          <table:table-cell table:style-name="Таблица1.B2" office:value-type="string">
            <text:p text:style-name="Table_20_Contents">n = <text:span text:style-name="T5">parseInt</text:span>(s);</text:p>
          </table:table-cell>
        </table:table-row>
        <table:table-row>
          <table:table-cell table:style-name="Таблица1.A2" office:value-type="string">
            <text:p text:style-name="P6">записываем значение <text:span text:style-name="T2">n</text:span><text:span text:style-name="T1"> </text:span>в текстовое поле <text:span text:style-name="T2">t1</text:span></text:p>
          </table:table-cell>
          <table:table-cell table:style-name="Таблица1.B2" office:value-type="string">
            <text:p text:style-name="Table_20_Contents">document.getElementById("<text:span text:style-name="T5">t1</text:span>").value = <text:span text:style-name="T5">n</text:span>;</text:p>
          </table:table-cell>
        </table:table-row>
        <table:table-row>
          <table:table-cell table:style-name="Таблица1.B2" table:number-columns-spanned="2" office:value-type="string">
            <text:p text:style-name="P27">Меняем местами изображения</text:p>
            <text:p text:style-name="P27"/>
            <text:p text:style-name="P28">пишем</text:p>
            <text:p text:style-name="P25">&lt;img src = "foto1.png" id = "<text:span text:style-name="T5">p1</text:span>"&gt;</text:p>
            <text:p text:style-name="P25">&lt;img src = "foto2.png" id = "<text:span text:style-name="T5">p2</text:span>"&gt;</text:p>
            <text:p text:style-name="P25"/>
            <text:p text:style-name="P28">пишем в разделе <text:span text:style-name="T1">script</text:span></text:p>
            <text:p text:style-name="P31"><text:s text:c="12"/>document.getElementById("<text:span text:style-name="T5">b1</text:span>").onclick = <text:span text:style-name="T5">myFunc</text:span>;</text:p>
            <text:p text:style-name="P31"><text:tab/>function <text:span text:style-name="T5">myFunc</text:span>( )</text:p>
            <text:p text:style-name="P31"><text:tab/>{</text:p>
            <text:p text:style-name="P31"><text:s text:c="16"/><text:span text:style-name="T5">n</text:span> = document.<text:span text:style-name="T5">p1</text:span>.src;</text:p>
            <text:p text:style-name="P31"><text:tab/> <text:s text:c="3"/>document.<text:span text:style-name="T5">p1</text:span>.src = document.<text:span text:style-name="T5">p2</text:span>.src;</text:p>
            <text:p text:style-name="P31"><text:tab/> <text:s text:c="3"/>document.<text:span text:style-name="T5">p2</text:span>.src = <text:span text:style-name="T5">n</text:span>;<text:tab/> <text:s text:c="3"/></text:p>
            <text:p text:style-name="P31"><text:tab/>}</text:p>
          </table:table-cell>
          <table:covered-table-cell/>
        </table:table-row>
        <table:table-row>
          <table:table-cell table:style-name="Таблица1.A2" office:value-type="string">
            <text:p text:style-name="P6">циклический вызов ф-ции</text:p>
          </table:table-cell>
          <table:table-cell table:style-name="Таблица1.B2" office:value-type="string">
            <text:p text:style-name="Table_20_Contents">function <text:span text:style-name="T5">myFunc()</text:span></text:p>
            <text:p text:style-name="Table_20_Contents">{</text:p>
            <text:p text:style-name="Table_20_Contents"><text:s text:c="4"/><text:span text:style-name="T15"><text:s/></text:span><text:span text:style-name="T11">// делай что-то</text:span></text:p>
            <text:p text:style-name="Table_20_Contents"><text:s text:c="5"/>setTimeout("<text:span text:style-name="T5">myFunc()</text:span>",<text:span text:style-name="T5">400</text:span>);</text:p>
            <text:p text:style-name="Table_20_Contents">}</text:p>
            <text:p text:style-name="P22">myFunc();</text:p>
          </table:table-cell>
        </table:table-row>
        <table:table-row>
          <table:table-cell table:style-name="Таблица1.A2" office:value-type="string">
            <text:p text:style-name="P6">увеличение ширины картинки</text:p>
          </table:table-cell>
          <table:table-cell table:style-name="Таблица1.B2" office:value-type="string">
            <text:p text:style-name="Table_20_Contents">document<text:span text:style-name="T5">.p1.</text:span>width<text:span text:style-name="T5">+=</text:span>4;</text:p>
          </table:table-cell>
        </table:table-row>
        <table:table-row>
          <table:table-cell table:style-name="Таблица1.A2" office:value-type="string">
            <text:p text:style-name="P6">открыть <text:span text:style-name="T5">новое окно</text:span> с помощью <text:span text:style-name="T1">JavaScript</text:span></text:p>
          </table:table-cell>
          <table:table-cell table:style-name="Таблица1.B2" office:value-type="string">
            <text:p text:style-name="Table_20_Contents">function myFunc1()</text:p>
            <text:p text:style-name="Table_20_Contents">{</text:p>
            <text:p text:style-name="Table_20_Contents"><text:s text:c="6"/><text:span text:style-name="T5">var w = open("str1.html");</text:span></text:p>
            <text:p text:style-name="Table_20_Contents">}</text:p>
          </table:table-cell>
        </table:table-row>
        <table:table-row>
          <table:table-cell table:style-name="Таблица1.A2" office:value-type="string">
            <text:p text:style-name="P2">новый абзац</text:p>
          </table:table-cell>
          <table:table-cell table:style-name="Таблица1.B2" office:value-type="string">
            <text:p text:style-name="P5">&lt;p&gt; <text:span text:style-name="T4">текст</text:span> &lt;/p&gt;</text:p>
          </table:table-cell>
        </table:table-row>
        <table:table-row>
          <table:table-cell table:style-name="Таблица1.B2" table:number-columns-spanned="2" office:value-type="string">
            <text:p text:style-name="P1">Вставка роликов <text:span text:style-name="T1">SWF</text:span></text:p>
            <text:p text:style-name="P29"/>
            <text:p text:style-name="P29">&lt;object type="application/x-shockwave-flash" data="<text:span text:style-name="T5">myRolic.swf</text:span>" width="<text:span text:style-name="T5">400</text:span>" <text:s/>height="<text:span text:style-name="T5">150</text:span>"&gt;</text:p>
            <text:p text:style-name="P29">&lt;param name="movie" value="<text:span text:style-name="T5">myRolic.swf</text:span>" /&gt;</text:p>
            <text:p text:style-name="P29">&lt;param name="quality" value="high" /&gt;</text:p>
            <text:p text:style-name="P29">&lt;param name="bgcolor" value="#ffffff" /&gt;</text:p>
            <text:p text:style-name="P29">&lt;param name="play" value="true" /&gt;</text:p>
            <text:p text:style-name="P29">&lt;param name="loop" value="true" /&gt;</text:p>
            <text:p text:style-name="P29">&lt;param name="wmode" value="window" /&gt;</text:p>
            <text:p text:style-name="P29">&lt;param name="scale" value="exactFit" /&gt;</text:p>
            <text:p text:style-name="P29">&lt;param name="menu" value="false" /&gt;</text:p>
            <text:p text:style-name="P29">&lt;param name="devicefont" value="false" /&gt;</text:p>
            <text:p text:style-name="P29">&lt;param name="salign" value="" /&gt;</text:p>
            <text:p text:style-name="P29">&lt;param name="allowScriptAccess" value="sameDomain" /&gt;</text:p>
            <text:p text:style-name="P29">&lt;/object&gt;</text:p>
          </table:table-cell>
          <table:covered-table-cell/>
        </table:table-row>
        <text:soft-page-break/>
        <table:table-row>
          <table:table-cell table:style-name="Таблица1.B2" table:number-columns-spanned="2" office:value-type="string">
            <text:p text:style-name="P1">Таблицы</text:p>
          </table:table-cell>
          <table:covered-table-cell/>
        </table:table-row>
        <table:table-row>
          <table:table-cell table:style-name="Таблица1.A2" office:value-type="string">
            <text:p text:style-name="P6">создаём таблицу и задаём толщину рамки</text:p>
          </table:table-cell>
          <table:table-cell table:style-name="Таблица1.B2" office:value-type="string">
            <text:p text:style-name="P36">&lt;<text:span text:style-name="T5">table</text:span> border = "5" bgcolor = "#00FF00" bordercolor = "#0000FF"&gt;</text:p>
          </table:table-cell>
        </table:table-row>
        <table:table-row>
          <table:table-cell table:style-name="Таблица1.A2" office:value-type="string">
            <text:p text:style-name="P6">создаём заголовок таблицы</text:p>
          </table:table-cell>
          <table:table-cell table:style-name="Таблица1.B2" office:value-type="string">
            <text:p text:style-name="Table_20_Contents">&lt;<text:span text:style-name="T5">th</text:span> colspan = "2"&gt; Расписание &lt;<text:span text:style-name="T5">/th</text:span>&gt;</text:p>
          </table:table-cell>
        </table:table-row>
        <table:table-row>
          <table:table-cell table:style-name="Таблица1.A2" office:value-type="string">
            <text:p text:style-name="P6">описываем содержимое таблицы</text:p>
          </table:table-cell>
          <table:table-cell table:style-name="Таблица1.B2" office:value-type="string">
            <text:p text:style-name="Table_20_Contents">&lt;tr&gt; &lt;td&gt;<text:span text:style-name="T5">Урок</text:span>&lt;/td&gt; &lt;td&gt;<text:span text:style-name="T5">Начало урока</text:span>&lt;/td&gt; &lt;/tr&gt;</text:p>
            <text:p text:style-name="Table_20_Contents">&lt;tr&gt; &lt;td&gt;<text:span text:style-name="T5">урок 1</text:span>&lt;/td&gt; &lt;td&gt;<text:span text:style-name="T5">10:00</text:span>&lt;/td&gt; &lt;/tr&gt;</text:p>
            <text:p text:style-name="Table_20_Contents">&lt;tr&gt; &lt;td&gt;<text:span text:style-name="T5">урок 2</text:span>&lt;/td&gt; &lt;td&gt;<text:span text:style-name="T5">20:00</text:span>&lt;/td&gt; &lt;/tr&gt;</text:p>
          </table:table-cell>
        </table:table-row>
        <table:table-row>
          <table:table-cell table:style-name="Таблица1.A2" office:value-type="string">
            <text:p text:style-name="P6">закрываем таблицу</text:p>
          </table:table-cell>
          <table:table-cell table:style-name="Таблица1.B2" office:value-type="string">
            <text:p text:style-name="P22">&lt;/table&gt;</text:p>
          </table:table-cell>
        </table:table-row>
        <table:table-row>
          <table:table-cell table:style-name="Таблица1.A2" office:value-type="string">
            <text:p text:style-name="P7">загрузить стили из файла</text:p>
          </table:table-cell>
          <table:table-cell table:style-name="Таблица1.B2" office:value-type="string">
            <text:p text:style-name="P39">&lt;link rel = "stylesheet" type = "text/css" href = "<text:span text:style-name="T5">file.css</text:span>"/&gt;</text:p>
          </table:table-cell>
        </table:table-row>
        <table:table-row>
          <table:table-cell table:style-name="Таблица1.B2" table:number-columns-spanned="2" office:value-type="string">
            <text:p text:style-name="P40">JavaScript <text:span text:style-name="T4">(углублённый)</text:span></text:p>
          </table:table-cell>
          <table:covered-table-cell/>
        </table:table-row>
        <table:table-row>
          <table:table-cell table:style-name="Таблица1.A2" office:value-type="string">
            <text:p text:style-name="P7"><text:span text:style-name="T13">получить символ под индексом в строке</text:span> <text:span text:style-name="T1">s</text:span></text:p>
          </table:table-cell>
          <table:table-cell table:style-name="Таблица1.B2" office:value-type="string">
            <text:p text:style-name="P39">c = <text:span text:style-name="T5">s</text:span>.charAt(4);</text:p>
          </table:table-cell>
        </table:table-row>
        <table:table-row>
          <table:table-cell table:style-name="Таблица1.A2" office:value-type="string">
            <text:p text:style-name="P14">длина строки</text:p>
          </table:table-cell>
          <table:table-cell table:style-name="Таблица1.B2" office:value-type="string">
            <text:p text:style-name="P39">n = <text:span text:style-name="T5">s</text:span>.length;</text:p>
          </table:table-cell>
        </table:table-row>
        <table:table-row>
          <table:table-cell table:style-name="Таблица1.A2" office:value-type="string">
            <text:p text:style-name="P14">вывод сообщения на экран</text:p>
          </table:table-cell>
          <table:table-cell table:style-name="Таблица1.B2" office:value-type="string">
            <text:p text:style-name="P39">alert(<text:span text:style-name="T5">"Привет!!!"</text:span>);</text:p>
          </table:table-cell>
        </table:table-row>
        <table:table-row>
          <table:table-cell table:style-name="Таблица1.A2" office:value-type="string">
            <text:p text:style-name="P24">округлить число <text:span text:style-name="T2">f</text:span> до 1-го знака после запятой</text:p>
          </table:table-cell>
          <table:table-cell table:style-name="Таблица1.B2" office:value-type="string">
            <text:p text:style-name="P32">f = 12.789;</text:p>
            <text:p text:style-name="P5">n = f<text:span text:style-name="T5">.toFixed</text:span>(1); <text:s text:c="14"/><text:span text:style-name="T18">// </text:span><text:span text:style-name="T16">n </text:span><text:span text:style-name="T17">стало 12.8</text:span></text:p>
          </table:table-cell>
        </table:table-row>
        <table:table-row>
          <table:table-cell table:style-name="Таблица1.A2" office:value-type="string">
            <text:p text:style-name="P6">перевести <text:span text:style-name="T5">строку в целое число</text:span> </text:p>
          </table:table-cell>
          <table:table-cell table:style-name="Таблица1.B2" office:value-type="string">
            <text:p text:style-name="Table_20_Contents"><text:s/>n = <text:span text:style-name="T5">parseInt</text:span>(s);</text:p>
          </table:table-cell>
        </table:table-row>
        <table:table-row>
          <table:table-cell table:style-name="Таблица1.A2" office:value-type="string">
            <text:p text:style-name="P6">перевести <text:span text:style-name="T5">строку в вещественное число</text:span></text:p>
          </table:table-cell>
          <table:table-cell table:style-name="Таблица1.B2" office:value-type="string">
            <text:p text:style-name="Table_20_Contents">f = <text:span text:style-name="T5">parseFloat</text:span>(s);</text:p>
          </table:table-cell>
        </table:table-row>
        <table:table-row>
          <table:table-cell table:style-name="Таблица1.A2" office:value-type="string">
            <text:p text:style-name="P6">перевести <text:span text:style-name="T5">число в строку</text:span></text:p>
          </table:table-cell>
          <table:table-cell table:style-name="Таблица1.B2" office:value-type="string">
            <text:p text:style-name="Table_20_Contents">s = <text:span text:style-name="T5">n.</text:span>toString();</text:p>
          </table:table-cell>
        </table:table-row>
        <table:table-row>
          <table:table-cell table:style-name="Таблица1.A2" office:value-type="string">
            <text:p text:style-name="P6">массив</text:p>
          </table:table-cell>
          <table:table-cell table:style-name="Таблица1.B2" office:value-type="string">
            <text:p text:style-name="P22">a = new Array();</text:p>
            <text:p text:style-name="Table_20_Contents">a[0] = 90;</text:p>
            <text:p text:style-name="Table_20_Contents">a[1] = 10;</text:p>
            <text:p text:style-name="Table_20_Contents">a[2] = 20;</text:p>
          </table:table-cell>
        </table:table-row>
        <table:table-row table:style-name="Таблица1.79">
          <table:table-cell table:style-name="Таблица1.B2" table:number-columns-spanned="2" office:value-type="string">
            <text:p text:style-name="P1">Область видимости переменных</text:p>
            <text:p text:style-name="P6"/>
            <text:p text:style-name="P6">function printN()</text:p>
            <text:p text:style-name="P6">{</text:p>
            <text:p text:style-name="P6"><text:tab/>var n = 999; <text:s text:c="5"/>// локальная переменная (видна только в ф-ции)</text:p>
            <text:p text:style-name="P6"><text:tab/>alert(n);</text:p>
            <text:p text:style-name="P6">}</text:p>
            <text:p text:style-name="P6"/>
            <text:p text:style-name="P6">var n = 5; <text:s text:c="13"/>// глобальная переменная</text:p>
            <text:p text:style-name="P6">printN();</text:p>
            <text:p text:style-name="P6">alert(n);</text:p>
            <text:p text:style-name="P6"/>
            <text:p text:style-name="P19">вывод: <text:s text:c="2"/><text:span text:style-name="T1">999</text:span></text:p>
            <text:p text:style-name="P20"><text:s text:c="15"/>5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">Классы</text:p>
          </table:table-cell>
          <table:covered-table-cell/>
        </table:table-row>
        <table:table-row>
          <table:table-cell table:style-name="Таблица1.A2" office:value-type="string">
            <text:p text:style-name="P6">создаём объект <text:span text:style-name="T3">pointer</text:span></text:p>
          </table:table-cell>
          <table:table-cell table:style-name="Таблица1.B2" office:value-type="string">
            <text:p text:style-name="P39">var point = new Object();</text:p>
          </table:table-cell>
        </table:table-row>
        <table:table-row>
          <table:table-cell table:style-name="Таблица1.A2" office:value-type="string">
            <text:p text:style-name="P6">создаём и заполняем поля объекта</text:p>
          </table:table-cell>
          <table:table-cell table:style-name="Таблица1.B2" office:value-type="string">
            <text:p text:style-name="P39">point.x = 3.4;</text:p>
            <text:p text:style-name="P39">point.y = 2.2;</text:p>
          </table:table-cell>
        </table:table-row>
        <table:table-row>
          <table:table-cell table:style-name="Таблица1.A2" office:value-type="string">
            <text:p text:style-name="P6">добавляем метод к объекту</text:p>
          </table:table-cell>
          <table:table-cell table:style-name="Таблица1.B2" office:value-type="string">
            <text:p text:style-name="P39">point.sum = function()</text:p>
            <text:p text:style-name="P39"><text:soft-page-break/>{</text:p>
            <text:p text:style-name="P39"><text:s text:c="5"/>var ans = this.x+this.y;</text:p>
            <text:p text:style-name="P39"><text:s text:c="5"/>return ans;</text:p>
            <text:p text:style-name="P39">}</text:p>
          </table:table-cell>
        </table:table-row>
        <table:table-row>
          <table:table-cell table:style-name="Таблица1.A2" office:value-type="string">
            <text:p text:style-name="P6">вызываем метод объекта</text:p>
          </table:table-cell>
          <table:table-cell table:style-name="Таблица1.B2" office:value-type="string">
            <text:p text:style-name="P39"><text:s/>t = <text:span text:style-name="T5">point.sum()</text:span>;</text:p>
          </table:table-cell>
        </table:table-row>
        <table:table-row>
          <table:table-cell table:style-name="Таблица1.B2" table:number-columns-spanned="2" office:value-type="string">
            <text:p text:style-name="P1">Замена текста в блоке при нажатии на кнопку</text:p>
            <text:p text:style-name="P6"/>
            <text:p text:style-name="P6">&lt;div id="<text:span text:style-name="T5">result</text:span>"&gt; &lt;/div&gt;</text:p>
            <text:p text:style-name="P6"/>
            <text:p text:style-name="P6">&lt;script language = "JavaScript"&gt;</text:p>
            <text:p text:style-name="P6"><text:tab/>document.getElementById("b1").onclick = myFunc;</text:p>
            <text:p text:style-name="P6"><text:tab/>var <text:span text:style-name="T5">result</text:span> = document.getElementById("<text:span text:style-name="T5">result</text:span>");</text:p>
            <text:p text:style-name="P6"/>
            <text:p text:style-name="P6"><text:tab/>function myFunc( )</text:p>
            <text:p text:style-name="P6"><text:tab/>{</text:p>
            <text:p text:style-name="P6"><text:tab/><text:tab/><text:span text:style-name="T5">result</text:span>.innerHTML = "<text:span text:style-name="T5">&lt;p&gt;привет мир&lt;/p&gt;</text:span>";</text:p>
            <text:p text:style-name="P6"><text:tab/>}</text:p>
            <text:p text:style-name="P6">&lt;/script&gt;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">Изменение свойств при обработке событий</text:p>
            <text:p text:style-name="P6"/>
            <text:p text:style-name="P6">&lt;b <text:span text:style-name="T5">onMouseOver = "f1(this)"</text:span> <text:span text:style-name="T5">onMouseOut = "f2(this)"</text:span>&gt; Привет мир &lt;/b&gt;</text:p>
            <text:p text:style-name="P6"/>
            <text:p text:style-name="P6">&lt;script language = "JavaScript"&gt;</text:p>
            <text:p text:style-name="P6"><text:tab/></text:p>
            <text:p text:style-name="P6"><text:tab/>function f1(el)</text:p>
            <text:p text:style-name="P6"><text:tab/>{ </text:p>
            <text:p text:style-name="P6"><text:tab/> <text:s text:c="3"/><text:span text:style-name="T5">el.style.background = "#0000FF";</text:span> <text:s text:c="3"/><text:span text:style-name="T14">// фон</text:span></text:p>
            <text:p text:style-name="P6"><text:tab/> <text:s text:c="3"/><text:span text:style-name="T5">el.style.color = "#FFFFFF"; <text:s/></text:span><text:s text:c="11"/><text:span text:style-name="T14">// текст</text:span></text:p>
            <text:p text:style-name="P6"><text:tab/>}</text:p>
            <text:p text:style-name="P6"/>
            <text:p text:style-name="P6"><text:tab/>function f2(el)</text:p>
            <text:p text:style-name="P6"><text:tab/>{ </text:p>
            <text:p text:style-name="P6"><text:tab/> <text:s text:c="3"/><text:span text:style-name="T5">el.style.background = "#00FF00";</text:span> <text:s text:c="3"/><text:span text:style-name="T14">// фон</text:span></text:p>
            <text:p text:style-name="P6"><text:tab/> <text:s text:c="3"/><text:span text:style-name="T5">el.style.color = "#FF0000"; <text:s/></text:span><text:s text:c="4"/><text:span text:style-name="T14"><text:s text:c="9"/>// текст</text:span></text:p>
            <text:p text:style-name="P6"><text:tab/>}</text:p>
            <text:p text:style-name="P6"/>
            <text:p text:style-name="P6">&lt;/script&gt;</text:p>
            <text:p text:style-name="P6"/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">Получить содержимое строки в таблице</text:p>
            <text:p text:style-name="P41"/>
            <text:p text:style-name="P28">Создаю таблицу</text:p>
            <text:p text:style-name="P15">&lt;table border = "3"&gt;</text:p>
            <text:p text:style-name="P15"><text:tab/>&lt;tr <text:span text:style-name="T5">onMouseDown = "f(this)"</text:span> &gt; <text:s text:c="2"/>&lt;td&gt; 0 0 &lt;/td&gt; <text:s text:c="3"/>&lt;td&gt; 0 1 &lt;/td&gt; <text:s text:c="2"/>&lt;td&gt; 0 2 &lt;/td&gt; <text:s text:c="2"/>&lt;/tr&gt;</text:p>
            <text:p text:style-name="P15"><text:tab/>&lt;tr <text:span text:style-name="T5">onMouseDown = "f(this)"</text:span> &gt; <text:s text:c="2"/>&lt;td&gt; 1 0 &lt;/td&gt; <text:s text:c="3"/>&lt;td&gt; 1 1 &lt;/td&gt; <text:s text:c="2"/>&lt;td&gt; 1 2 &lt;/td&gt; <text:s text:c="2"/>&lt;/tr&gt;</text:p>
            <text:p text:style-name="P15"><text:tab/>&lt;tr <text:span text:style-name="T5">onMouseDown = "f(this)"</text:span> &gt; <text:s text:c="2"/>&lt;td&gt; 2 0 &lt;/td&gt; <text:s text:c="3"/>&lt;td&gt; 2 1 &lt;/td&gt; <text:s text:c="2"/>&lt;td&gt; 2 2 &lt;/td&gt; <text:s text:c="2"/>&lt;/tr&gt;</text:p>
            <text:p text:style-name="P15">&lt;/table&gt;</text:p>
            <text:p text:style-name="P15"/>
            <text:p text:style-name="P12">Создаю бокс для вывода ответа</text:p>
            <text:p text:style-name="P15">&lt;div <text:span text:style-name="T5">id = "res"</text:span>&gt; &lt;/div&gt;</text:p>
            <text:p text:style-name="P15"/>
            <text:p text:style-name="P9"><text:soft-page-break/>&lt;script language = "JavaScript"&gt;</text:p>
            <text:p text:style-name="P15"><text:tab/>var s0;</text:p>
            <text:p text:style-name="P15"><text:tab/>var s1;</text:p>
            <text:p text:style-name="P15"><text:tab/>var s2;<text:tab/></text:p>
            <text:p text:style-name="P15"><text:tab/>res = document.getElementById("res");</text:p>
            <text:p text:style-name="P15"><text:tab/><text:span text:style-name="T5">function f(el)</text:span></text:p>
            <text:p text:style-name="P15"><text:tab/>{</text:p>
            <text:p text:style-name="P15"><text:tab/> <text:s text:c="3"/>s0 = <text:span text:style-name="T5">el.children[0].</text:span>innerHTML;</text:p>
            <text:p text:style-name="P15"><text:tab/> <text:s text:c="3"/>s1 = <text:span text:style-name="T5">el.children[1].</text:span>innerHTML;</text:p>
            <text:p text:style-name="P15"><text:tab/> <text:s text:c="3"/>s2 = <text:span text:style-name="T5">el.children[2].</text:span>innerHTML;<text:tab/><text:tab/></text:p>
            <text:p text:style-name="P15"><text:tab/> <text:s text:c="3"/><text:span text:style-name="T5">res.innerHTML</text:span> = s0 + "&lt;br&gt;" + s1 + "&lt;br&gt;" +s2;</text:p>
            <text:p text:style-name="P15"><text:tab/>}</text:p>
            <text:p text:style-name="P9">&lt;/script&gt;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">Изменение вида курсора при наведении мышки</text:p>
            <text:p text:style-name="P6"/>
            <text:p text:style-name="P6">&lt;ul&gt;</text:p>
            <text:p text:style-name="P6"><text:s text:c="14"/>&lt;li&gt; <text:span text:style-name="T5">&lt;span style ="cursor:pointer"&gt;</text:span><text:span text:style-name="T13">text 1</text:span><text:span text:style-name="T5">&lt;/span&gt;</text:span> &lt;/li&gt;</text:p>
            <text:p text:style-name="P6"><text:tab/> <text:s/>&lt;li&gt; <text:span text:style-name="T5">&lt;span style ="cursor:pointer"&gt;</text:span><text:span text:style-name="T13">text 2</text:span><text:span text:style-name="T5">&lt;/span&gt;</text:span> &lt;/li&gt;</text:p>
            <text:p text:style-name="P6"><text:tab/> <text:s/>&lt;li&gt; <text:span text:style-name="T5">&lt;span style ="cursor:pointer"&gt;</text:span><text:span text:style-name="T13">text 3</text:span><text:span text:style-name="T5">&lt;/span&gt;</text:span> &lt;/li&gt;</text:p>
            <text:p text:style-name="P6">&lt;/ul&gt;</text:p>
          </table:table-cell>
          <table:covered-table-cell/>
        </table:table-row>
        <table:table-row>
          <table:table-cell table:style-name="Таблица1.A2" office:value-type="string">
            <text:p text:style-name="P6">Изменение позиции бокса</text:p>
          </table:table-cell>
          <table:table-cell table:style-name="Таблица1.B2" office:value-type="string">
            <text:p text:style-name="P32">document.getElementById("Box_1").style.<text:span text:style-name="T5">left</text:span> = "400px"; </text:p>
            <text:p text:style-name="P42"><text:span text:style-name="T10">document.getElementById("Box_1").style.</text:span><text:span text:style-name="T12">top</text:span><text:span text:style-name="T10"> = "700px";</text:span> </text:p>
          </table:table-cell>
        </table:table-row>
        <table:table-row>
          <table:table-cell table:style-name="Таблица1.B2" table:number-columns-spanned="2" office:value-type="string">
            <text:p text:style-name="P1">Хранение данных на стороне клиента</text:p>
          </table:table-cell>
          <table:covered-table-cell/>
        </table:table-row>
        <table:table-row>
          <table:table-cell table:style-name="Таблица1.A2" office:value-type="string">
            <text:p text:style-name="P6"><text:span text:style-name="T5">Сохранить</text:span> значения переменных <text:span text:style-name="T2">a1</text:span><text:span text:style-name="T1"> </text:span>и <text:span text:style-name="T2">a2</text:span></text:p>
          </table:table-cell>
          <table:table-cell table:style-name="Таблица1.B2" office:value-type="string">
            <text:p text:style-name="P39">localStorage.setItem("x",a1);</text:p>
            <text:p text:style-name="P39">localStorage.setItem("y",a2);</text:p>
          </table:table-cell>
        </table:table-row>
        <table:table-row>
          <table:table-cell table:style-name="Таблица1.A2" office:value-type="string">
            <text:p text:style-name="P6"><text:span text:style-name="T5">Считать</text:span> значения переменных</text:p>
          </table:table-cell>
          <table:table-cell table:style-name="Таблица1.B2" office:value-type="string">
            <text:p text:style-name="P39">b1 = localStorage.getItem("x");</text:p>
            <text:p text:style-name="P39">b2 = localStorage.getItem("y");</text:p>
          </table:table-cell>
        </table:table-row>
        <table:table-row>
          <table:table-cell table:style-name="Таблица1.A2" office:value-type="string">
            <text:p text:style-name="P6"><text:span text:style-name="T5">Удалить</text:span> переменные из хранилища</text:p>
          </table:table-cell>
          <table:table-cell table:style-name="Таблица1.B2" office:value-type="string">
            <text:p text:style-name="P39">localStorage.removeItem("x");</text:p>
            <text:p text:style-name="P39">localStorage.removeItem("y");</text:p>
          </table:table-cell>
        </table:table-row>
        <table:table-row>
          <table:table-cell table:style-name="Таблица1.A2" office:value-type="string">
            <text:p text:style-name="P6">Считать <text:span text:style-name="T5">все</text:span> переменные из хранилища и сохранить их имена в массив <text:span text:style-name="T5">names</text:span>, а значения в массив <text:span text:style-name="T5">values</text:span></text:p>
          </table:table-cell>
          <table:table-cell table:style-name="Таблица1.B2" office:value-type="string">
            <text:p text:style-name="P39">var names = []; </text:p>
            <text:p text:style-name="P39">var values = [];</text:p>
            <text:p text:style-name="P39"/>
            <text:p text:style-name="P39">for(i = 0; i &lt; <text:span text:style-name="T5">localStorage.length</text:span>; i++)</text:p>
            <text:p text:style-name="P39">{</text:p>
            <text:p text:style-name="P39"><text:tab/>names[i] = localStorage.key(i);</text:p>
            <text:p text:style-name="P39"><text:tab/>values[i] = localStorage.getItem(names[i]);</text:p>
            <text:p text:style-name="P39">}</text:p>
          </table:table-cell>
        </table:table-row>
        <table:table-row>
          <table:table-cell table:style-name="Таблица1.A2" office:value-type="string">
            <text:p text:style-name="P6">Удалить <text:span text:style-name="T5">все</text:span> переменные из хранилища</text:p>
          </table:table-cell>
          <table:table-cell table:style-name="Таблица1.B2" office:value-type="string">
            <text:p text:style-name="P39">localStorage.clear();</text:p>
          </table:table-cell>
        </table:table-row>
        <table:table-row>
          <table:table-cell table:style-name="Таблица1.B2" table:number-columns-spanned="2" office:value-type="string">
            <text:p text:style-name="P1">Подсчёт значения выражения</text:p>
          </table:table-cell>
          <table:covered-table-cell/>
        </table:table-row>
        <table:table-row>
          <table:table-cell table:style-name="Таблица1.A2" office:value-type="string">
            <text:p text:style-name="P6">Сохраняем в <text:span text:style-name="T2">s</text:span><text:span text:style-name="T1"> </text:span>строку, содержащую выражение, и выводим ответ на экран</text:p>
          </table:table-cell>
          <table:table-cell table:style-name="Таблица1.B2" office:value-type="string">
            <text:p text:style-name="P39">var s = "3 * 2 + 9";</text:p>
            <text:p text:style-name="P39">alert( eval(s) );</text:p>
          </table:table-cell>
        </table:table-row>
        <table:table-row table:style-name="Таблица1.98">
          <table:table-cell table:style-name="Таблица1.A2" office:value-type="string">
            <text:p text:style-name="P6">Создание текстового поля для ввода пароля</text:p>
          </table:table-cell>
          <table:table-cell table:style-name="Таблица1.B2" office:value-type="string">
            <text:p text:style-name="P39">&lt;input <text:span text:style-name="T5">type = "password"</text:span> id="t2" <text:s/>value="" size="30" maxlength = "25" name = 't2' /&gt;</text:p>
          </table:table-cell>
        </table:table-row>
        <text:soft-page-break/>
        <table:table-row>
          <table:table-cell table:style-name="Таблица1.B2" table:number-columns-spanned="2" office:value-type="string">
            <text:p text:style-name="P1">Создание картинки - фона</text:p>
          </table:table-cell>
          <table:covered-table-cell/>
        </table:table-row>
        <table:table-row>
          <table:table-cell table:style-name="Таблица1.A2" office:value-type="string">
            <text:p text:style-name="P6">Описание стиля <text:span text:style-name="T2">CSS</text:span></text:p>
          </table:table-cell>
          <table:table-cell table:style-name="Таблица1.B2" office:value-type="string">
            <text:p text:style-name="P39"><text:s text:c="12"/>#bg {</text:p>
            <text:p text:style-name="P39"><text:tab/> <text:s/>position: fixed; </text:p>
            <text:p text:style-name="P39"><text:tab/> <text:s/>top: -50%; </text:p>
            <text:p text:style-name="P39"><text:tab/> <text:s/>left: -50%; </text:p>
            <text:p text:style-name="P39"><text:tab/> <text:s/>width: 200%; </text:p>
            <text:p text:style-name="P39"><text:tab/> <text:s/>height: 200%;</text:p>
            <text:p text:style-name="P39"><text:tab/>}</text:p>
            <text:p text:style-name="P39"/>
            <text:p text:style-name="P39"><text:tab/>#bg img {</text:p>
            <text:p text:style-name="P39"><text:tab/> <text:s/>position: absolute; </text:p>
            <text:p text:style-name="P39"><text:tab/> <text:s/>top: 0; </text:p>
            <text:p text:style-name="P39"><text:tab/> <text:s/>left: 0; </text:p>
            <text:p text:style-name="P39"><text:tab/> <text:s/>right: 0; </text:p>
            <text:p text:style-name="P39"><text:tab/> <text:s/>bottom: 0; </text:p>
            <text:p text:style-name="P39"><text:tab/> <text:s/>margin: auto; </text:p>
            <text:p text:style-name="P39"><text:tab/> <text:s/>min-width: 50%;</text:p>
            <text:p text:style-name="P39"><text:tab/> <text:s/>min-height: 50%;</text:p>
            <text:p text:style-name="P39"><text:tab/>}</text:p>
          </table:table-cell>
        </table:table-row>
        <table:table-row>
          <table:table-cell table:style-name="Таблица1.A2" office:value-type="string">
            <text:p text:style-name="P6">Описание кода <text:span text:style-name="T2">html</text:span></text:p>
          </table:table-cell>
          <table:table-cell table:style-name="Таблица1.B2" office:value-type="string">
            <text:p text:style-name="P39">&lt;div id="<text:span text:style-name="T5">bg</text:span>"&gt;</text:p>
            <text:p text:style-name="P39"><text:s text:c="5"/>&lt;img src="<text:span text:style-name="T5">pic.jpg</text:span>"&gt;</text:p>
            <text:p text:style-name="P39">&lt;/div&gt;</text:p>
          </table:table-cell>
        </table:table-row>
        <table:table-row>
          <table:table-cell table:style-name="Таблица1.B2" table:number-columns-spanned="2" office:value-type="string">
            <text:p text:style-name="P1">Вывод сообщения при ошибке сценария <text:span text:style-name="T1">JavaScript</text:span></text:p>
          </table:table-cell>
          <table:covered-table-cell/>
        </table:table-row>
        <table:table-row>
          <table:table-cell table:style-name="Таблица1.A2" office:value-type="string">
            <text:p text:style-name="P6">Пишем сразу после <text:span text:style-name="T1">&lt;body&gt;</text:span></text:p>
          </table:table-cell>
          <table:table-cell table:style-name="Таблица1.B2" office:value-type="string">
            <text:p text:style-name="P39">&lt;body<text:span text:style-name="T5"> onError = 'funcError()'</text:span>&gt;</text:p>
            <text:p text:style-name="P39"/>
            <text:p text:style-name="P39">&lt;script language = 'JavaScript'&gt;</text:p>
            <text:p text:style-name="P39"><text:s text:c="5"/>function <text:span text:style-name="T5">funcError()</text:span></text:p>
            <text:p text:style-name="P39"><text:s text:c="5"/>{</text:p>
            <text:p text:style-name="P39"><text:s text:c="5"/><text:tab/> <text:span text:style-name="T5"><text:s/>alert('JavaScript error on this page !!!');</text:span></text:p>
            <text:p text:style-name="P39"><text:s text:c="5"/>}</text:p>
            <text:p text:style-name="P39">&lt;/script&gt;</text:p>
          </table:table-cell>
        </table:table-row>
        <table:table-row>
          <table:table-cell table:style-name="Таблица1.B2" table:number-columns-spanned="2" office:value-type="string">
            <text:p text:style-name="P1">Ширина и высота окна браузера</text:p>
          </table:table-cell>
          <table:covered-table-cell/>
        </table:table-row>
        <table:table-row>
          <table:table-cell table:style-name="Таблица1.A2" office:value-type="string">
            <text:p text:style-name="P6">Определение ширины и высоты окна браузера</text:p>
          </table:table-cell>
          <table:table-cell table:style-name="Таблица1.B2" office:value-type="string">
            <text:p text:style-name="P39">ww = window.innerWidth;</text:p>
            <text:p text:style-name="P39">hh = window.innerHeight;</text:p>
          </table:table-cell>
        </table:table-row>
        <table:table-row>
          <table:table-cell table:style-name="Таблица1.B2" table:number-columns-spanned="2" office:value-type="string">
            <text:p text:style-name="P1">Рисование <text:span text:style-name="T1">C</text:span>anvas</text:p>
          </table:table-cell>
          <table:covered-table-cell/>
        </table:table-row>
        <table:table-row>
          <table:table-cell table:style-name="Таблица1.A2" office:value-type="string">
            <text:p text:style-name="P6">Создаём холст</text:p>
          </table:table-cell>
          <table:table-cell table:style-name="Таблица1.B2" office:value-type="string">
            <text:p text:style-name="P39">&lt;canvas width = '500' height = '200' id='<text:span text:style-name="T5">can</text:span>'&gt;&lt;/canvas&gt;<text:tab/></text:p>
          </table:table-cell>
        </table:table-row>
        <table:table-row>
          <table:table-cell table:style-name="Таблица1.A2" office:value-type="string">
            <text:p text:style-name="P6">Пишем код <text:span text:style-name="T2">JavaScript</text:span></text:p>
            <text:p text:style-name="P6">Создаём объекты для рисования</text:p>
          </table:table-cell>
          <table:table-cell table:style-name="Таблица1.B2" office:value-type="string">
            <text:p text:style-name="P39">var can = document.getElementById('can');</text:p>
            <text:p text:style-name="P39">var holst = can.getContext('2d');</text:p>
          </table:table-cell>
        </table:table-row>
        <table:table-row>
          <table:table-cell table:style-name="Таблица1.A2" office:value-type="string">
            <text:p text:style-name="P6">Задать цвет заливки и линий</text:p>
          </table:table-cell>
          <table:table-cell table:style-name="Таблица1.B2" office:value-type="string">
            <text:p text:style-name="P39">holst.fillStyle = '#0000FF';</text:p>
            <text:p text:style-name="P39">holst.strokeStyle = '#00FF00';</text:p>
          </table:table-cell>
        </table:table-row>
        <table:table-row>
          <table:table-cell table:style-name="Таблица1.A2" office:value-type="string">
            <text:p text:style-name="P6">Задать толщину линий</text:p>
          </table:table-cell>
          <table:table-cell table:style-name="Таблица1.B2" office:value-type="string">
            <text:p text:style-name="P39">holst.lineWidth = 10;</text:p>
          </table:table-cell>
        </table:table-row>
        <table:table-row>
          <table:table-cell table:style-name="Таблица1.A2" office:value-type="string">
            <text:p text:style-name="P6">Удалить содержимое холста</text:p>
          </table:table-cell>
          <table:table-cell table:style-name="Таблица1.B2" office:value-type="string">
            <text:p text:style-name="P39">holst.clearRect(0,0,500,200);</text:p>
          </table:table-cell>
        </table:table-row>
        <table:table-row table:style-name="Таблица1.112">
          <table:table-cell table:style-name="Таблица1.A2" office:value-type="string">
            <text:p text:style-name="P6">Закрасить прямоугольный сектор</text:p>
          </table:table-cell>
          <table:table-cell table:style-name="Таблица1.B2" office:value-type="string">
            <text:p text:style-name="P39">holst.fillRect(0, 0, 200, 250);</text:p>
          </table:table-cell>
        </table:table-row>
        <text:soft-page-break/>
        <table:table-row>
          <table:table-cell table:style-name="Таблица1.A2" office:value-type="string">
            <text:p text:style-name="P6">Нарисовать <text:span text:style-name="T5">не</text:span>закрашенный прямоугольник</text:p>
          </table:table-cell>
          <table:table-cell table:style-name="Таблица1.B2" office:value-type="string">
            <text:p text:style-name="P39">holst.strokeRect(30,40,400,150);</text:p>
          </table:table-cell>
        </table:table-row>
        <table:table-row>
          <table:table-cell table:style-name="Таблица1.A2" office:value-type="string">
            <text:p text:style-name="P6">Нарисовать одну линию</text:p>
          </table:table-cell>
          <table:table-cell table:style-name="Таблица1.B2" office:value-type="string">
            <text:p text:style-name="P39">holst.beginPath();</text:p>
            <text:p text:style-name="P39">holst.moveTo(<text:span text:style-name="T5">30,20</text:span>);</text:p>
            <text:p text:style-name="P39">holst.lineTo(<text:span text:style-name="T5">300,50</text:span>);</text:p>
            <text:p text:style-name="P39">holst.closePath();</text:p>
            <text:p text:style-name="P39">holst.stroke();</text:p>
          </table:table-cell>
        </table:table-row>
        <table:table-row>
          <table:table-cell table:style-name="Таблица1.A2" office:value-type="string">
            <text:p text:style-name="P6">Нарисовать и закрасить треугольник</text:p>
          </table:table-cell>
          <table:table-cell table:style-name="Таблица1.B2" office:value-type="string">
            <text:p text:style-name="P39">holst.beginPath();</text:p>
            <text:p text:style-name="P39">holst.moveTo(<text:span text:style-name="T5">400,0</text:span>);</text:p>
            <text:p text:style-name="P39">holst.lineTo(<text:span text:style-name="T5">400,25</text:span>);</text:p>
            <text:p text:style-name="P39">holst.lineTo(<text:span text:style-name="T5">430,25</text:span>);</text:p>
            <text:p text:style-name="P39">holst.closePath();</text:p>
            <text:p text:style-name="P39">holst.fill();</text:p>
          </table:table-cell>
        </table:table-row>
        <table:table-row>
          <table:table-cell table:style-name="Таблица1.A2" office:value-type="string">
            <text:p text:style-name="P6">Получение координат мышки относительно холста</text:p>
          </table:table-cell>
          <table:table-cell table:style-name="Таблица1.B2" office:value-type="string">
            <text:p text:style-name="P39"><text:span text:style-name="T5">can</text:span>.onmousemove = myFunc;</text:p>
            <text:p text:style-name="P39"/>
            <text:p text:style-name="P39">function myFunc(<text:span text:style-name="T5">e</text:span>)</text:p>
            <text:p text:style-name="P39">{</text:p>
            <text:p text:style-name="P39"><text:tab/><text:span text:style-name="T5">var xx = e.pageX - can.offsetLeft;</text:span></text:p>
            <text:p text:style-name="P22"><text:tab/>var yy = e.pageY - can.offsetTop;</text:p>
            <text:p text:style-name="P39">}</text:p>
          </table:table-cell>
        </table:table-row>
        <table:table-row>
          <table:table-cell table:style-name="Таблица1.A2" office:value-type="string">
            <text:p text:style-name="P6">Рисование текста на холсте</text:p>
          </table:table-cell>
          <table:table-cell table:style-name="Таблица1.B2" office:value-type="string">
            <text:p text:style-name="P48">// видны только контуры букв</text:p>
            <text:p text:style-name="P39">holst.lineWidth = 2;</text:p>
            <text:p text:style-name="P39">holst.strokeStyle = '#FFFFFF';</text:p>
            <text:p text:style-name="P39">holst.font = "40px Tahoma";</text:p>
            <text:p text:style-name="P39">holst.strokeText("I am Maxim",50,50);</text:p>
            <text:p text:style-name="P39"/>
            <text:p text:style-name="P48">// буквы закрашены изнутри</text:p>
            <text:p text:style-name="P39">holst.fillStyle = '#000000';</text:p>
            <text:p text:style-name="P39">holst.font = "50px Arial";</text:p>
            <text:p text:style-name="P39">holst.fillText("Hello world",50,100);</text:p>
          </table:table-cell>
        </table:table-row>
        <table:table-row>
          <table:table-cell table:style-name="Таблица1.A2" office:value-type="string">
            <text:p text:style-name="P6">Нарисовать текст с тенью</text:p>
          </table:table-cell>
          <table:table-cell table:style-name="Таблица1.B2" office:value-type="string">
            <text:p text:style-name="P21">holst.shadowColor = "#FF0000";</text:p>
            <text:p text:style-name="P21">holst.shadowOffsetX = 2;</text:p>
            <text:p text:style-name="P21">holst.shadowOffsetY = 3;</text:p>
            <text:p text:style-name="P21">holst.shadowBlur = 5;</text:p>
            <text:p text:style-name="P49"/>
            <text:p text:style-name="P49">holst.fillStyle = '#000000';</text:p>
            <text:p text:style-name="P49">holst.font = "50px Arial";</text:p>
            <text:p text:style-name="P49">holst.fillText("Hello world",50,100);</text:p>
          </table:table-cell>
        </table:table-row>
        <table:table-row table:style-name="Таблица1.119">
          <table:table-cell table:style-name="Таблица1.A2" office:value-type="string">
            <text:p text:style-name="P6">Вставка изображения в холст</text:p>
          </table:table-cell>
          <table:table-cell table:style-name="Таблица1.B2" office:value-type="string">
            <text:p text:style-name="P49">var myImg = new Image();</text:p>
            <text:p text:style-name="P49">myImg.src = ("<text:span text:style-name="T5">pic.png</text:span>");</text:p>
            <text:p text:style-name="P49">myImg.onload = function()</text:p>
            <text:p text:style-name="P49">{</text:p>
            <text:p text:style-name="P49"><text:tab/>holst.drawImage(myImg,20,30,100,70);</text:p>
            <text:p text:style-name="P49">}</text:p>
          </table:table-cell>
        </table:table-row>
        <text:soft-page-break/>
        <table:table-row>
          <table:table-cell table:style-name="Таблица1.B2" table:number-columns-spanned="2" office:value-type="string">
            <text:p text:style-name="P52">Сохранение нарисованного изображения</text:p>
            <text:p text:style-name="P49"/>
            <text:p text:style-name="P21">&lt;img id = 'forSaving'&gt;</text:p>
            <text:p text:style-name="P49"/>
            <text:p text:style-name="P49">&lt;script&gt;</text:p>
            <text:p text:style-name="P49"><text:tab/><text:span text:style-name="T5">function f()</text:span></text:p>
            <text:p text:style-name="P21"><text:tab/>{</text:p>
            <text:p text:style-name="P21"><text:tab/><text:tab/>var myImageString = can.toDataURL("image/png") + "";</text:p>
            <text:p text:style-name="P21"><text:tab/><text:tab/>document.getElementById('forSaving').src = myImageString;</text:p>
            <text:p text:style-name="P21"><text:tab/>}</text:p>
            <text:p text:style-name="P49">&lt;/script&gt;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">Создание диалогового окна с вопросом</text:p>
          </table:table-cell>
          <table:covered-table-cell/>
        </table:table-row>
        <table:table-row>
          <table:table-cell table:style-name="Таблица1.A2" office:value-type="string">
            <text:p text:style-name="P6">Создание диалогового окна с вопросом</text:p>
          </table:table-cell>
          <table:table-cell table:style-name="Таблица1.B2" office:value-type="string">
            <text:p text:style-name="P39">&lt;script language = "JavaScript"&gt;</text:p>
            <text:p text:style-name="P39"/>
            <text:p text:style-name="P39">if( <text:span text:style-name="T5">confirm(' Вы уверены в этом ? ') == true</text:span>)</text:p>
            <text:p text:style-name="P39">{</text:p>
            <text:p text:style-name="P39"><text:tab/><text:span text:style-name="T5">alert('YES');</text:span></text:p>
            <text:p text:style-name="P39">}</text:p>
            <text:p text:style-name="P39">else</text:p>
            <text:p text:style-name="P39">{</text:p>
            <text:p text:style-name="P39"><text:tab/><text:span text:style-name="T5">alert('NO');</text:span></text:p>
            <text:p text:style-name="P39">}</text:p>
            <text:p text:style-name="P39"/>
            <text:p text:style-name="P39">&lt;/script&gt;</text:p>
          </table:table-cell>
        </table:table-row>
        <table:table-row>
          <table:table-cell table:style-name="Таблица1.B2" table:number-columns-spanned="2" office:value-type="string">
            <text:p text:style-name="P1">Перенаправление на другую страницу</text:p>
          </table:table-cell>
          <table:covered-table-cell/>
        </table:table-row>
        <table:table-row>
          <table:table-cell table:style-name="Таблица1.A2" office:value-type="string">
            <text:p text:style-name="P6">Перенаправление пользователя с помощью<text:span text:style-name="T5"> </text:span><text:span text:style-name="T2">JavaScript</text:span></text:p>
          </table:table-cell>
          <table:table-cell table:style-name="Таблица1.B2" office:value-type="string">
            <text:p text:style-name="P39">&lt;script language = "JavaScript"&gt;</text:p>
            <text:p text:style-name="P39"><text:tab/>function f1()</text:p>
            <text:p text:style-name="P39"><text:tab/>{</text:p>
            <text:p text:style-name="P39"><text:tab/><text:tab/><text:span text:style-name="T5">window.location = "p2.html";</text:span></text:p>
            <text:p text:style-name="P39"><text:tab/>}</text:p>
            <text:p text:style-name="P39">&lt;/script&gt;</text:p>
          </table:table-cell>
        </table:table-row>
        <table:table-row>
          <table:table-cell table:style-name="Таблица1.B2" table:number-columns-spanned="2" office:value-type="string">
            <text:p text:style-name="P1">Замена всех вхождений символов в строке</text:p>
          </table:table-cell>
          <table:covered-table-cell/>
        </table:table-row>
        <table:table-row>
          <table:table-cell table:style-name="Таблица1.A2" office:value-type="string">
            <text:p text:style-name="P6">Заменить <text:span text:style-name="T5">все</text:span> треугольники на специальные символы, а переносы строк на <text:span text:style-name="T1">&lt;br&gt;</text:span></text:p>
          </table:table-cell>
          <table:table-cell table:style-name="Таблица1.B2" office:value-type="string">
            <text:p text:style-name="P39">s = s.replace(/&lt;/g, "&amp;lt");</text:p>
            <text:p text:style-name="P39">s = s.replace(/&gt;/g, "&amp;gt");</text:p>
            <text:p text:style-name="P39">s = s.replace(/\n/g, "&lt;br&gt;");</text:p>
          </table:table-cell>
        </table:table-row>
        <table:table-row>
          <table:table-cell table:style-name="Таблица1.A2" office:value-type="string">
            <text:p text:style-name="P6">Заменить все вхождения слова <text:span text:style-name="T1">maxim </text:span>на слово <text:span text:style-name="T1">hello</text:span></text:p>
          </table:table-cell>
          <table:table-cell table:style-name="Таблица1.B2" office:value-type="string">
            <text:p text:style-name="P39">s = s.replace(/maxim/g, "hello");</text:p>
          </table:table-cell>
        </table:table-row>
        <table:table-row>
          <table:table-cell table:style-name="Таблица1.A2" office:value-type="string">
            <text:p text:style-name="P6"/>
          </table:table-cell>
          <table:table-cell table:style-name="Таблица1.B2" office:value-type="string">
            <text:p text:style-name="P39"/>
          </table:table-cell>
        </table:table-row>
        <table:table-row>
          <table:table-cell table:style-name="Таблица1.A2" office:value-type="string">
            <text:p text:style-name="P6"/>
          </table:table-cell>
          <table:table-cell table:style-name="Таблица1.B2" office:value-type="string">
            <text:p text:style-name="P39"/>
          </table:table-cell>
        </table:table-row>
        <table:table-row>
          <table:table-cell table:style-name="Таблица1.A2" office:value-type="string">
            <text:p text:style-name="P6"/>
          </table:table-cell>
          <table:table-cell table:style-name="Таблица1.B2" office:value-type="string">
            <text:p text:style-name="P39"/>
          </table:table-cell>
        </table:table-row>
        <table:table-row>
          <table:table-cell table:style-name="Таблица1.A2" office:value-type="string">
            <text:p text:style-name="P6"/>
          </table:table-cell>
          <table:table-cell table:style-name="Таблица1.B2" office:value-type="string">
            <text:p text:style-name="P39"/>
          </table:table-cell>
        </table:table-row>
        <table:table-row>
          <table:table-cell table:style-name="Таблица1.A2" office:value-type="string">
            <text:p text:style-name="P6"/>
          </table:table-cell>
          <table:table-cell table:style-name="Таблица1.B2" office:value-type="string">
            <text:p text:style-name="P3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1H2M26S</meta:editing-duration>
    <meta:editing-cycles>261</meta:editing-cycles>
    <meta:generator>OpenOffice/4.1.1$Win32 OpenOffice.org_project/411m6$Build-9775</meta:generator>
    <dc:date>2017-01-02T14:02:39.72</dc:date>
    <dc:creator>Максим Maxim</dc:creator>
    <meta:document-statistic meta:table-count="3" meta:image-count="0" meta:object-count="0" meta:page-count="11" meta:paragraph-count="573" meta:word-count="1755" meta:character-count="13499"/>
    <meta:user-defined meta:name="Info 1"/>
    <meta:user-defined meta:name="Info 2"/>
    <meta:user-defined meta:name="Info 3"/>
    <meta:user-defined meta:name="Info 4"/>
  </office:meta>
</office:document-meta>
</file>